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1cm" svg:y="6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cm" svg:height="0.569cm" svg:x="1.2cm" svg:y="6.6cm">
            <draw:text-box>
              <text:p><text:span text:style-name="T1">Serial</text:span></text:p>
            </draw:text-box>
          </draw:frame>
          <draw:custom-shape draw:style-name="gr3" draw:text-style-name="P1" draw:layer="layout" svg:width="0.4cm" svg:height="0.4cm" svg:x="2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5cm" svg:height="0.887cm" svg:x="2.7cm" svg:y="6.613cm">
            <draw:text-box>
              <text:p><text:span text:style-name="T1">OpenMP (none)</text:span></text:p>
            </draw:text-box>
          </draw:frame>
          <draw:custom-shape draw:style-name="gr5" draw:text-style-name="P1" draw:layer="layout" svg:width="0.4cm" svg:height="0.4cm" svg:x="5.3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cm" svg:height="0.887cm" svg:x="5.5cm" svg:y="6.6cm">
            <draw:text-box>
              <text:p><text:span text:style-name="T1">OpenMP (compact)</text:span></text:p>
            </draw:text-box>
          </draw:frame>
          <draw:custom-shape draw:style-name="gr6" draw:text-style-name="P1" draw:layer="layout" svg:width="0.4cm" svg:height="0.4cm" svg:x="8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1cm" svg:height="0.887cm" svg:x="8.7cm" svg:y="6.6cm">
            <draw:text-box>
              <text:p><text:span text:style-name="T1">OpenMP (scatter)</text:span></text:p>
            </draw:text-box>
          </draw:frame>
          <draw:custom-shape draw:style-name="gr7" draw:text-style-name="P1" draw:layer="layout" svg:width="0.4cm" svg:height="0.4cm" svg:x="11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2cm" svg:height="0.887cm" svg:x="11.7cm" svg:y="6.613cm">
            <draw:text-box>
              <text:p><text:span text:style-name="T1">OpenMP (balanced)</text:span></text:p>
            </draw:text-box>
          </draw:frame>
          <draw:custom-shape draw:style-name="gr8" draw:text-style-name="P1" draw:layer="layout" svg:width="0.4cm" svg:height="0.4cm" svg:x="14.8cm" svg:y="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cm" svg:height="1.205cm" svg:x="15cm" svg:y="6.6cm">
            <draw:text-box>
              <text:p><text:span text:style-name="T1">Cilk Plus</text:span></text:p>
            </draw:text-box>
          </draw:frame>
        </draw:g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8:10.748415348</dc:date>
    <meta:editing-duration>PT57M19S</meta:editing-duration>
    <meta:editing-cycles>12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631cm" svg:y="0.119cm" svg:width="7.537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268cm" svg:y="5.513cm" chart:style-name="ch4">
              <text:p>n</text:p>
            </chart:title>
            <chart:categories table:cell-range-address="local-table.$A$2:.$A$13"/>
          </chart:axis>
          <chart:axis chart:dimension="y" chart:name="primary-y" chart:style-name="ch5">
            <chart:title svg:x="0cm" svg:y="4.09cm" chart:style-name="ch6">
              <text:p>nqueens n 240 (ms)</text:p>
            </chart:title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series chart:style-name="ch12" chart:values-cell-range-address="local-table.$G$2:.$G$13" chart:label-cell-address="local-table.$G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serial</text:p>
              </table:table-cell>
              <table:table-cell office:value-type="string">
                <text:p>nqueens_omp_none</text:p>
              </table:table-cell>
              <table:table-cell office:value-type="string">
                <text:p>nqueens_omp_compact</text:p>
              </table:table-cell>
              <table:table-cell office:value-type="string">
                <text:p>nqueens_omp_scatter</text:p>
              </table:table-cell>
              <table:table-cell office:value-type="string">
                <text:p>nqueens_omp_balanced</text:p>
              </table:table-cell>
              <table:table-cell office:value-type="string">
                <text:p>nqueens_omp_cilk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20722">
                <text:p>0.020722</text:p>
              </table:table-cell>
              <table:table-cell office:value-type="float" office:value="299.984629">
                <text:p>299.984629</text:p>
              </table:table-cell>
              <table:table-cell office:value-type="float" office:value="252.027556">
                <text:p>252.027556</text:p>
              </table:table-cell>
              <table:table-cell office:value-type="float" office:value="255.767991">
                <text:p>255.767991</text:p>
              </table:table-cell>
              <table:table-cell office:value-type="float" office:value="237.851724">
                <text:p>237.851724</text:p>
              </table:table-cell>
              <table:table-cell office:value-type="float" office:value="307.388443">
                <text:p>307.3884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5983">
                <text:p>0.025983</text:p>
              </table:table-cell>
              <table:table-cell office:value-type="float" office:value="279.498953">
                <text:p>279.498953</text:p>
              </table:table-cell>
              <table:table-cell office:value-type="float" office:value="279.565674">
                <text:p>279.565674</text:p>
              </table:table-cell>
              <table:table-cell office:value-type="float" office:value="263.019309">
                <text:p>263.019309</text:p>
              </table:table-cell>
              <table:table-cell office:value-type="float" office:value="242.030977">
                <text:p>242.030977</text:p>
              </table:table-cell>
              <table:table-cell office:value-type="float" office:value="313.157013">
                <text:p>313.1570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6825">
                <text:p>0.036825</text:p>
              </table:table-cell>
              <table:table-cell office:value-type="float" office:value="310.478152">
                <text:p>310.478152</text:p>
              </table:table-cell>
              <table:table-cell office:value-type="float" office:value="251.572633">
                <text:p>251.572633</text:p>
              </table:table-cell>
              <table:table-cell office:value-type="float" office:value="255.279577">
                <text:p>255.279577</text:p>
              </table:table-cell>
              <table:table-cell office:value-type="float" office:value="247.131691">
                <text:p>247.131691</text:p>
              </table:table-cell>
              <table:table-cell office:value-type="float" office:value="307.824442">
                <text:p>307.8244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15">
                <text:p>0.077115</text:p>
              </table:table-cell>
              <table:table-cell office:value-type="float" office:value="331.427736">
                <text:p>331.427736</text:p>
              </table:table-cell>
              <table:table-cell office:value-type="float" office:value="273.714795">
                <text:p>273.714795</text:p>
              </table:table-cell>
              <table:table-cell office:value-type="float" office:value="269.163248">
                <text:p>269.163248</text:p>
              </table:table-cell>
              <table:table-cell office:value-type="float" office:value="257.841162">
                <text:p>257.841162</text:p>
              </table:table-cell>
              <table:table-cell office:value-type="float" office:value="310.237765">
                <text:p>310.2377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48472">
                <text:p>0.248472</text:p>
              </table:table-cell>
              <table:table-cell office:value-type="float" office:value="551.743439">
                <text:p>551.743439</text:p>
              </table:table-cell>
              <table:table-cell office:value-type="float" office:value="326.423705">
                <text:p>326.423705</text:p>
              </table:table-cell>
              <table:table-cell office:value-type="float" office:value="324.163199">
                <text:p>324.163199</text:p>
              </table:table-cell>
              <table:table-cell office:value-type="float" office:value="309.190624">
                <text:p>309.190624</text:p>
              </table:table-cell>
              <table:table-cell office:value-type="float" office:value="316.099165">
                <text:p>316.0991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3622">
                <text:p>0.823622</text:p>
              </table:table-cell>
              <table:table-cell office:value-type="float" office:value="506.674885">
                <text:p>506.674885</text:p>
              </table:table-cell>
              <table:table-cell office:value-type="float" office:value="347.880496">
                <text:p>347.880496</text:p>
              </table:table-cell>
              <table:table-cell office:value-type="float" office:value="369.028382">
                <text:p>369.028382</text:p>
              </table:table-cell>
              <table:table-cell office:value-type="float" office:value="330.560038">
                <text:p>330.560038</text:p>
              </table:table-cell>
              <table:table-cell office:value-type="float" office:value="316.537021">
                <text:p>316.537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845569">
                <text:p>4.845569</text:p>
              </table:table-cell>
              <table:table-cell office:value-type="float" office:value="453.74323">
                <text:p>453.74323</text:p>
              </table:table-cell>
              <table:table-cell office:value-type="float" office:value="355.623757">
                <text:p>355.623757</text:p>
              </table:table-cell>
              <table:table-cell office:value-type="float" office:value="332.477182">
                <text:p>332.477182</text:p>
              </table:table-cell>
              <table:table-cell office:value-type="float" office:value="328.69537">
                <text:p>328.69537</text:p>
              </table:table-cell>
              <table:table-cell office:value-type="float" office:value="381.255506">
                <text:p>381.2555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.402576">
                <text:p>17.402576</text:p>
              </table:table-cell>
              <table:table-cell office:value-type="float" office:value="457.662528">
                <text:p>457.662528</text:p>
              </table:table-cell>
              <table:table-cell office:value-type="float" office:value="318.183432">
                <text:p>318.183432</text:p>
              </table:table-cell>
              <table:table-cell office:value-type="float" office:value="314.611986">
                <text:p>314.611986</text:p>
              </table:table-cell>
              <table:table-cell office:value-type="float" office:value="286.825845">
                <text:p>286.825845</text:p>
              </table:table-cell>
              <table:table-cell office:value-type="float" office:value="376.405894">
                <text:p>376.4058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.828981">
                <text:p>84.828981</text:p>
              </table:table-cell>
              <table:table-cell office:value-type="float" office:value="466.417643">
                <text:p>466.417643</text:p>
              </table:table-cell>
              <table:table-cell office:value-type="float" office:value="326.163105">
                <text:p>326.163105</text:p>
              </table:table-cell>
              <table:table-cell office:value-type="float" office:value="327.567718">
                <text:p>327.567718</text:p>
              </table:table-cell>
              <table:table-cell office:value-type="float" office:value="322.0482">
                <text:p>322.0482</text:p>
              </table:table-cell>
              <table:table-cell office:value-type="float" office:value="384.083396">
                <text:p>384.0833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17.351329">
                <text:p>417.351329</text:p>
              </table:table-cell>
              <table:table-cell office:value-type="float" office:value="522.48879">
                <text:p>522.48879</text:p>
              </table:table-cell>
              <table:table-cell office:value-type="float" office:value="389.302025">
                <text:p>389.302025</text:p>
              </table:table-cell>
              <table:table-cell office:value-type="float" office:value="390.663333">
                <text:p>390.663333</text:p>
              </table:table-cell>
              <table:table-cell office:value-type="float" office:value="398.977765">
                <text:p>398.977765</text:p>
              </table:table-cell>
              <table:table-cell office:value-type="float" office:value="564.471359">
                <text:p>564.471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39.188898">
                <text:p>2339.188898</text:p>
              </table:table-cell>
              <table:table-cell office:value-type="float" office:value="889.991245">
                <text:p>889.991245</text:p>
              </table:table-cell>
              <table:table-cell office:value-type="float" office:value="758.013609">
                <text:p>758.013609</text:p>
              </table:table-cell>
              <table:table-cell office:value-type="float" office:value="767.597351">
                <text:p>767.597351</text:p>
              </table:table-cell>
              <table:table-cell office:value-type="float" office:value="756.725955">
                <text:p>756.725955</text:p>
              </table:table-cell>
              <table:table-cell office:value-type="float" office:value="603.819461">
                <text:p>603.8194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2576.733572">
                <text:p>2576.733572</text:p>
              </table:table-cell>
              <table:table-cell office:value-type="float" office:value="2535.915741">
                <text:p>2535.915741</text:p>
              </table:table-cell>
              <table:table-cell office:value-type="float" office:value="2551.192414">
                <text:p>2551.192414</text:p>
              </table:table-cell>
              <table:table-cell office:value-type="float" office:value="2501.438677">
                <text:p>2501.438677</text:p>
              </table:table-cell>
              <table:table-cell office:value-type="float" office:value="1151.812393">
                <text:p>1151.812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473cm" svg:y="0.119cm" svg:width="7.76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26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cm" svg:y="3.971cm" chart:style-name="ch6">
              <text:p>nqueens 13 t (ms)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series chart:style-name="ch12" chart:values-cell-range-address="local-table.$B$7:.$IG$7" chart:label-cell-address="local-table.$A$7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nqueens_serial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  <table:table-cell office:value-type="float" office:value="14339.976144">
                <text:p>14339.976144</text:p>
              </table:table-cell>
            </table:table-row>
            <table:table-row>
              <table:table-cell office:value-type="string">
                <text:p>nqueens_omp_none</text:p>
              </table:table-cell>
              <table:table-cell office:value-type="float" office:value="41472.779969">
                <text:p>41472.779969</text:p>
              </table:table-cell>
              <table:table-cell office:value-type="float" office:value="91026.151929">
                <text:p>91026.151929</text:p>
              </table:table-cell>
              <table:table-cell office:value-type="float" office:value="61353.146224">
                <text:p>61353.146224</text:p>
              </table:table-cell>
              <table:table-cell office:value-type="float" office:value="46351.597389">
                <text:p>46351.597389</text:p>
              </table:table-cell>
              <table:table-cell office:value-type="float" office:value="36856.036792">
                <text:p>36856.036792</text:p>
              </table:table-cell>
              <table:table-cell office:value-type="float" office:value="30227.402084">
                <text:p>30227.402084</text:p>
              </table:table-cell>
              <table:table-cell office:value-type="float" office:value="25847.741925">
                <text:p>25847.741925</text:p>
              </table:table-cell>
              <table:table-cell office:value-type="float" office:value="22745.902354">
                <text:p>22745.902354</text:p>
              </table:table-cell>
              <table:table-cell office:value-type="float" office:value="20690.990617">
                <text:p>20690.990617</text:p>
              </table:table-cell>
              <table:table-cell office:value-type="float" office:value="18667.76417">
                <text:p>18667.76417</text:p>
              </table:table-cell>
              <table:table-cell office:value-type="float" office:value="16612.893043">
                <text:p>16612.893043</text:p>
              </table:table-cell>
              <table:table-cell office:value-type="float" office:value="15244.524816">
                <text:p>15244.524816</text:p>
              </table:table-cell>
              <table:table-cell office:value-type="float" office:value="14308.936381">
                <text:p>14308.936381</text:p>
              </table:table-cell>
              <table:table-cell office:value-type="float" office:value="13396.904854">
                <text:p>13396.904854</text:p>
              </table:table-cell>
              <table:table-cell office:value-type="float" office:value="12378.437495">
                <text:p>12378.437495</text:p>
              </table:table-cell>
              <table:table-cell office:value-type="float" office:value="11730.578785">
                <text:p>11730.578785</text:p>
              </table:table-cell>
              <table:table-cell office:value-type="float" office:value="10912.757379">
                <text:p>10912.757379</text:p>
              </table:table-cell>
              <table:table-cell office:value-type="float" office:value="10475.811807">
                <text:p>10475.811807</text:p>
              </table:table-cell>
              <table:table-cell office:value-type="float" office:value="9489.704909">
                <text:p>9489.704909</text:p>
              </table:table-cell>
              <table:table-cell office:value-type="float" office:value="9425.855406">
                <text:p>9425.855406</text:p>
              </table:table-cell>
              <table:table-cell office:value-type="float" office:value="9066.601756">
                <text:p>9066.601756</text:p>
              </table:table-cell>
              <table:table-cell office:value-type="float" office:value="8367.752595">
                <text:p>8367.752595</text:p>
              </table:table-cell>
              <table:table-cell office:value-type="float" office:value="8457.18034">
                <text:p>8457.18034</text:p>
              </table:table-cell>
              <table:table-cell office:value-type="float" office:value="7756.893399">
                <text:p>7756.893399</text:p>
              </table:table-cell>
              <table:table-cell office:value-type="float" office:value="7452.753448">
                <text:p>7452.753448</text:p>
              </table:table-cell>
              <table:table-cell office:value-type="float" office:value="7265.30336">
                <text:p>7265.30336</text:p>
              </table:table-cell>
              <table:table-cell office:value-type="float" office:value="7076.257606">
                <text:p>7076.257606</text:p>
              </table:table-cell>
              <table:table-cell office:value-type="float" office:value="6899.096452">
                <text:p>6899.096452</text:p>
              </table:table-cell>
              <table:table-cell office:value-type="float" office:value="6588.494996">
                <text:p>6588.494996</text:p>
              </table:table-cell>
              <table:table-cell office:value-type="float" office:value="6225.306328">
                <text:p>6225.306328</text:p>
              </table:table-cell>
              <table:table-cell office:value-type="float" office:value="6272.509834">
                <text:p>6272.509834</text:p>
              </table:table-cell>
              <table:table-cell office:value-type="float" office:value="5988.471911">
                <text:p>5988.471911</text:p>
              </table:table-cell>
              <table:table-cell office:value-type="float" office:value="5706.800606">
                <text:p>5706.800606</text:p>
              </table:table-cell>
              <table:table-cell office:value-type="float" office:value="5530.686141">
                <text:p>5530.686141</text:p>
              </table:table-cell>
              <table:table-cell office:value-type="float" office:value="5273.122835">
                <text:p>5273.122835</text:p>
              </table:table-cell>
              <table:table-cell office:value-type="float" office:value="5283.683146">
                <text:p>5283.683146</text:p>
              </table:table-cell>
              <table:table-cell office:value-type="float" office:value="5006.04732">
                <text:p>5006.04732</text:p>
              </table:table-cell>
              <table:table-cell office:value-type="float" office:value="4940.993437">
                <text:p>4940.993437</text:p>
              </table:table-cell>
              <table:table-cell office:value-type="float" office:value="4886.17838">
                <text:p>4886.17838</text:p>
              </table:table-cell>
              <table:table-cell office:value-type="float" office:value="4816.283032">
                <text:p>4816.283032</text:p>
              </table:table-cell>
              <table:table-cell office:value-type="float" office:value="4713.671099">
                <text:p>4713.671099</text:p>
              </table:table-cell>
              <table:table-cell office:value-type="float" office:value="4689.6295">
                <text:p>4689.6295</text:p>
              </table:table-cell>
              <table:table-cell office:value-type="float" office:value="4544.506557">
                <text:p>4544.506557</text:p>
              </table:table-cell>
              <table:table-cell office:value-type="float" office:value="4517.987094">
                <text:p>4517.987094</text:p>
              </table:table-cell>
              <table:table-cell office:value-type="float" office:value="4494.536747">
                <text:p>4494.536747</text:p>
              </table:table-cell>
              <table:table-cell office:value-type="float" office:value="4194.887523">
                <text:p>4194.887523</text:p>
              </table:table-cell>
              <table:table-cell office:value-type="float" office:value="4424.122127">
                <text:p>4424.122127</text:p>
              </table:table-cell>
              <table:table-cell office:value-type="float" office:value="4128.653568">
                <text:p>4128.653568</text:p>
              </table:table-cell>
              <table:table-cell office:value-type="float" office:value="3953.017573">
                <text:p>3953.017573</text:p>
              </table:table-cell>
              <table:table-cell office:value-type="float" office:value="4028.908147">
                <text:p>4028.908147</text:p>
              </table:table-cell>
              <table:table-cell office:value-type="float" office:value="3825.697083">
                <text:p>3825.697083</text:p>
              </table:table-cell>
              <table:table-cell office:value-type="float" office:value="3742.653667">
                <text:p>3742.653667</text:p>
              </table:table-cell>
              <table:table-cell office:value-type="float" office:value="3652.788706">
                <text:p>3652.788706</text:p>
              </table:table-cell>
              <table:table-cell office:value-type="float" office:value="3542.088421">
                <text:p>3542.088421</text:p>
              </table:table-cell>
              <table:table-cell office:value-type="float" office:value="3566.861905">
                <text:p>3566.861905</text:p>
              </table:table-cell>
              <table:table-cell office:value-type="float" office:value="3599.025536">
                <text:p>3599.025536</text:p>
              </table:table-cell>
              <table:table-cell office:value-type="float" office:value="3445.613821">
                <text:p>3445.613821</text:p>
              </table:table-cell>
              <table:table-cell office:value-type="float" office:value="3300.135906">
                <text:p>3300.135906</text:p>
              </table:table-cell>
              <table:table-cell office:value-type="float" office:value="3385.814298">
                <text:p>3385.814298</text:p>
              </table:table-cell>
              <table:table-cell office:value-type="float" office:value="3324.54473">
                <text:p>3324.54473</text:p>
              </table:table-cell>
              <table:table-cell office:value-type="float" office:value="3221.072031">
                <text:p>3221.072031</text:p>
              </table:table-cell>
              <table:table-cell office:value-type="float" office:value="3265.967108">
                <text:p>3265.967108</text:p>
              </table:table-cell>
              <table:table-cell office:value-type="float" office:value="3214.620147">
                <text:p>3214.620147</text:p>
              </table:table-cell>
              <table:table-cell office:value-type="float" office:value="3179.596351">
                <text:p>3179.596351</text:p>
              </table:table-cell>
              <table:table-cell office:value-type="float" office:value="3105.260382">
                <text:p>3105.260382</text:p>
              </table:table-cell>
              <table:table-cell office:value-type="float" office:value="3147.329364">
                <text:p>3147.329364</text:p>
              </table:table-cell>
              <table:table-cell office:value-type="float" office:value="3070.452663">
                <text:p>3070.452663</text:p>
              </table:table-cell>
              <table:table-cell office:value-type="float" office:value="3086.473789">
                <text:p>3086.473789</text:p>
              </table:table-cell>
              <table:table-cell office:value-type="float" office:value="3099.348237">
                <text:p>3099.348237</text:p>
              </table:table-cell>
              <table:table-cell office:value-type="float" office:value="2995.94835">
                <text:p>2995.94835</text:p>
              </table:table-cell>
              <table:table-cell office:value-type="float" office:value="3010.548955">
                <text:p>3010.548955</text:p>
              </table:table-cell>
              <table:table-cell office:value-type="float" office:value="2977.027545">
                <text:p>2977.027545</text:p>
              </table:table-cell>
              <table:table-cell office:value-type="float" office:value="3030.85628">
                <text:p>3030.85628</text:p>
              </table:table-cell>
              <table:table-cell office:value-type="float" office:value="2980.05252">
                <text:p>2980.05252</text:p>
              </table:table-cell>
              <table:table-cell office:value-type="float" office:value="2937.555687">
                <text:p>2937.555687</text:p>
              </table:table-cell>
              <table:table-cell office:value-type="float" office:value="2896.806503">
                <text:p>2896.806503</text:p>
              </table:table-cell>
              <table:table-cell office:value-type="float" office:value="3013.827727">
                <text:p>3013.827727</text:p>
              </table:table-cell>
              <table:table-cell office:value-type="float" office:value="2932.172756">
                <text:p>2932.172756</text:p>
              </table:table-cell>
              <table:table-cell office:value-type="float" office:value="2952.390266">
                <text:p>2952.390266</text:p>
              </table:table-cell>
              <table:table-cell office:value-type="float" office:value="2820.640638">
                <text:p>2820.640638</text:p>
              </table:table-cell>
              <table:table-cell office:value-type="float" office:value="2875.044396">
                <text:p>2875.044396</text:p>
              </table:table-cell>
              <table:table-cell office:value-type="float" office:value="2875.850312">
                <text:p>2875.850312</text:p>
              </table:table-cell>
              <table:table-cell office:value-type="float" office:value="2857.286463">
                <text:p>2857.286463</text:p>
              </table:table-cell>
              <table:table-cell office:value-type="float" office:value="2898.327234">
                <text:p>2898.327234</text:p>
              </table:table-cell>
              <table:table-cell office:value-type="float" office:value="2760.662636">
                <text:p>2760.662636</text:p>
              </table:table-cell>
              <table:table-cell office:value-type="float" office:value="2840.886696">
                <text:p>2840.886696</text:p>
              </table:table-cell>
              <table:table-cell office:value-type="float" office:value="2879.17502">
                <text:p>2879.17502</text:p>
              </table:table-cell>
              <table:table-cell office:value-type="float" office:value="2766.377059">
                <text:p>2766.377059</text:p>
              </table:table-cell>
              <table:table-cell office:value-type="float" office:value="2770.034091">
                <text:p>2770.034091</text:p>
              </table:table-cell>
              <table:table-cell office:value-type="float" office:value="2699.969437">
                <text:p>2699.969437</text:p>
              </table:table-cell>
              <table:table-cell office:value-type="float" office:value="2689.950659">
                <text:p>2689.950659</text:p>
              </table:table-cell>
              <table:table-cell office:value-type="float" office:value="2725.726031">
                <text:p>2725.726031</text:p>
              </table:table-cell>
              <table:table-cell office:value-type="float" office:value="2725.73867">
                <text:p>2725.73867</text:p>
              </table:table-cell>
              <table:table-cell office:value-type="float" office:value="2688.085223">
                <text:p>2688.085223</text:p>
              </table:table-cell>
              <table:table-cell office:value-type="float" office:value="2665.186931">
                <text:p>2665.186931</text:p>
              </table:table-cell>
              <table:table-cell office:value-type="float" office:value="2709.10839">
                <text:p>2709.10839</text:p>
              </table:table-cell>
              <table:table-cell office:value-type="float" office:value="2633.618143">
                <text:p>2633.618143</text:p>
              </table:table-cell>
              <table:table-cell office:value-type="float" office:value="2715.702057">
                <text:p>2715.702057</text:p>
              </table:table-cell>
              <table:table-cell office:value-type="float" office:value="2654.45661">
                <text:p>2654.45661</text:p>
              </table:table-cell>
              <table:table-cell office:value-type="float" office:value="2624.883303">
                <text:p>2624.883303</text:p>
              </table:table-cell>
              <table:table-cell office:value-type="float" office:value="2679.647483">
                <text:p>2679.647483</text:p>
              </table:table-cell>
              <table:table-cell office:value-type="float" office:value="2737.742275">
                <text:p>2737.742275</text:p>
              </table:table-cell>
              <table:table-cell office:value-type="float" office:value="2624.541548">
                <text:p>2624.541548</text:p>
              </table:table-cell>
              <table:table-cell office:value-type="float" office:value="2627.202829">
                <text:p>2627.202829</text:p>
              </table:table-cell>
              <table:table-cell office:value-type="float" office:value="2693.04845">
                <text:p>2693.04845</text:p>
              </table:table-cell>
              <table:table-cell office:value-type="float" office:value="2534.368001">
                <text:p>2534.368001</text:p>
              </table:table-cell>
              <table:table-cell office:value-type="float" office:value="2589.262032">
                <text:p>2589.262032</text:p>
              </table:table-cell>
              <table:table-cell office:value-type="float" office:value="2586.36511">
                <text:p>2586.36511</text:p>
              </table:table-cell>
              <table:table-cell office:value-type="float" office:value="2648.007036">
                <text:p>2648.007036</text:p>
              </table:table-cell>
              <table:table-cell office:value-type="float" office:value="2544.95115">
                <text:p>2544.95115</text:p>
              </table:table-cell>
              <table:table-cell office:value-type="float" office:value="2511.07464">
                <text:p>2511.07464</text:p>
              </table:table-cell>
              <table:table-cell office:value-type="float" office:value="2543.183613">
                <text:p>2543.183613</text:p>
              </table:table-cell>
              <table:table-cell office:value-type="float" office:value="2523.866457">
                <text:p>2523.866457</text:p>
              </table:table-cell>
              <table:table-cell office:value-type="float" office:value="2652.264367">
                <text:p>2652.264367</text:p>
              </table:table-cell>
              <table:table-cell office:value-type="float" office:value="2501.9779">
                <text:p>2501.9779</text:p>
              </table:table-cell>
              <table:table-cell office:value-type="float" office:value="2545.491849">
                <text:p>2545.491849</text:p>
              </table:table-cell>
              <table:table-cell office:value-type="float" office:value="2527.05368">
                <text:p>2527.05368</text:p>
              </table:table-cell>
              <table:table-cell office:value-type="float" office:value="2498.637025">
                <text:p>2498.637025</text:p>
              </table:table-cell>
              <table:table-cell office:value-type="float" office:value="2541.336845">
                <text:p>2541.336845</text:p>
              </table:table-cell>
              <table:table-cell office:value-type="float" office:value="2504.356387">
                <text:p>2504.356387</text:p>
              </table:table-cell>
              <table:table-cell office:value-type="float" office:value="2488.927669">
                <text:p>2488.927669</text:p>
              </table:table-cell>
              <table:table-cell office:value-type="float" office:value="2527.602016">
                <text:p>2527.602016</text:p>
              </table:table-cell>
              <table:table-cell office:value-type="float" office:value="2525.254646">
                <text:p>2525.254646</text:p>
              </table:table-cell>
              <table:table-cell office:value-type="float" office:value="2536.306766">
                <text:p>2536.306766</text:p>
              </table:table-cell>
              <table:table-cell office:value-type="float" office:value="2499.660555">
                <text:p>2499.660555</text:p>
              </table:table-cell>
              <table:table-cell office:value-type="float" office:value="2509.184569">
                <text:p>2509.184569</text:p>
              </table:table-cell>
              <table:table-cell office:value-type="float" office:value="2523.431166">
                <text:p>2523.431166</text:p>
              </table:table-cell>
              <table:table-cell office:value-type="float" office:value="2489.221627">
                <text:p>2489.221627</text:p>
              </table:table-cell>
              <table:table-cell office:value-type="float" office:value="2545.720818">
                <text:p>2545.720818</text:p>
              </table:table-cell>
              <table:table-cell office:value-type="float" office:value="2540.114757">
                <text:p>2540.114757</text:p>
              </table:table-cell>
              <table:table-cell office:value-type="float" office:value="2510.168899">
                <text:p>2510.168899</text:p>
              </table:table-cell>
              <table:table-cell office:value-type="float" office:value="2499.702578">
                <text:p>2499.702578</text:p>
              </table:table-cell>
              <table:table-cell office:value-type="float" office:value="2542.026577">
                <text:p>2542.026577</text:p>
              </table:table-cell>
              <table:table-cell office:value-type="float" office:value="2498.462522">
                <text:p>2498.462522</text:p>
              </table:table-cell>
              <table:table-cell office:value-type="float" office:value="2528.705739">
                <text:p>2528.705739</text:p>
              </table:table-cell>
              <table:table-cell office:value-type="float" office:value="2571.515585">
                <text:p>2571.515585</text:p>
              </table:table-cell>
              <table:table-cell office:value-type="float" office:value="2582.838955">
                <text:p>2582.838955</text:p>
              </table:table-cell>
              <table:table-cell office:value-type="float" office:value="2601.288605">
                <text:p>2601.288605</text:p>
              </table:table-cell>
              <table:table-cell office:value-type="float" office:value="2584.751674">
                <text:p>2584.751674</text:p>
              </table:table-cell>
              <table:table-cell office:value-type="float" office:value="2587.274893">
                <text:p>2587.274893</text:p>
              </table:table-cell>
              <table:table-cell office:value-type="float" office:value="2603.982285">
                <text:p>2603.982285</text:p>
              </table:table-cell>
              <table:table-cell office:value-type="float" office:value="2582.287735">
                <text:p>2582.287735</text:p>
              </table:table-cell>
              <table:table-cell office:value-type="float" office:value="2574.723852">
                <text:p>2574.723852</text:p>
              </table:table-cell>
              <table:table-cell office:value-type="float" office:value="2562.534001">
                <text:p>2562.534001</text:p>
              </table:table-cell>
              <table:table-cell office:value-type="float" office:value="2593.223608">
                <text:p>2593.223608</text:p>
              </table:table-cell>
              <table:table-cell office:value-type="float" office:value="2582.831961">
                <text:p>2582.831961</text:p>
              </table:table-cell>
              <table:table-cell office:value-type="float" office:value="2564.829471">
                <text:p>2564.829471</text:p>
              </table:table-cell>
              <table:table-cell office:value-type="float" office:value="2567.679432">
                <text:p>2567.679432</text:p>
              </table:table-cell>
              <table:table-cell office:value-type="float" office:value="2578.767096">
                <text:p>2578.767096</text:p>
              </table:table-cell>
              <table:table-cell office:value-type="float" office:value="2533.21244">
                <text:p>2533.21244</text:p>
              </table:table-cell>
              <table:table-cell office:value-type="float" office:value="2535.088527">
                <text:p>2535.088527</text:p>
              </table:table-cell>
              <table:table-cell office:value-type="float" office:value="2549.142723">
                <text:p>2549.142723</text:p>
              </table:table-cell>
              <table:table-cell office:value-type="float" office:value="2506.521749">
                <text:p>2506.521749</text:p>
              </table:table-cell>
              <table:table-cell office:value-type="float" office:value="2513.432533">
                <text:p>2513.432533</text:p>
              </table:table-cell>
              <table:table-cell office:value-type="float" office:value="2504.560207">
                <text:p>2504.560207</text:p>
              </table:table-cell>
              <table:table-cell office:value-type="float" office:value="2515.857466">
                <text:p>2515.857466</text:p>
              </table:table-cell>
              <table:table-cell office:value-type="float" office:value="2506.158822">
                <text:p>2506.158822</text:p>
              </table:table-cell>
              <table:table-cell office:value-type="float" office:value="2509.703648">
                <text:p>2509.703648</text:p>
              </table:table-cell>
              <table:table-cell office:value-type="float" office:value="2494.962866">
                <text:p>2494.962866</text:p>
              </table:table-cell>
              <table:table-cell office:value-type="float" office:value="2517.534993">
                <text:p>2517.534993</text:p>
              </table:table-cell>
              <table:table-cell office:value-type="float" office:value="2510.250185">
                <text:p>2510.250185</text:p>
              </table:table-cell>
              <table:table-cell office:value-type="float" office:value="2518.749128">
                <text:p>2518.749128</text:p>
              </table:table-cell>
              <table:table-cell office:value-type="float" office:value="2500.727582">
                <text:p>2500.727582</text:p>
              </table:table-cell>
              <table:table-cell office:value-type="float" office:value="2512.188759">
                <text:p>2512.188759</text:p>
              </table:table-cell>
              <table:table-cell office:value-type="float" office:value="2520.753974">
                <text:p>2520.753974</text:p>
              </table:table-cell>
              <table:table-cell office:value-type="float" office:value="2504.625195">
                <text:p>2504.625195</text:p>
              </table:table-cell>
              <table:table-cell office:value-type="float" office:value="2513.519142">
                <text:p>2513.519142</text:p>
              </table:table-cell>
              <table:table-cell office:value-type="float" office:value="2512.552903">
                <text:p>2512.552903</text:p>
              </table:table-cell>
              <table:table-cell office:value-type="float" office:value="2518.610038">
                <text:p>2518.610038</text:p>
              </table:table-cell>
              <table:table-cell office:value-type="float" office:value="2510.984119">
                <text:p>2510.984119</text:p>
              </table:table-cell>
              <table:table-cell office:value-type="float" office:value="2521.422277">
                <text:p>2521.422277</text:p>
              </table:table-cell>
              <table:table-cell office:value-type="float" office:value="2512.698085">
                <text:p>2512.698085</text:p>
              </table:table-cell>
              <table:table-cell office:value-type="float" office:value="2523.448936">
                <text:p>2523.448936</text:p>
              </table:table-cell>
              <table:table-cell office:value-type="float" office:value="2516.95593">
                <text:p>2516.95593</text:p>
              </table:table-cell>
              <table:table-cell office:value-type="float" office:value="2527.114502">
                <text:p>2527.114502</text:p>
              </table:table-cell>
              <table:table-cell office:value-type="float" office:value="2510.124375">
                <text:p>2510.124375</text:p>
              </table:table-cell>
              <table:table-cell office:value-type="float" office:value="2505.298439">
                <text:p>2505.298439</text:p>
              </table:table-cell>
              <table:table-cell office:value-type="float" office:value="2509.637951">
                <text:p>2509.637951</text:p>
              </table:table-cell>
              <table:table-cell office:value-type="float" office:value="2503.195758">
                <text:p>2503.195758</text:p>
              </table:table-cell>
              <table:table-cell office:value-type="float" office:value="2542.034339">
                <text:p>2542.034339</text:p>
              </table:table-cell>
              <table:table-cell office:value-type="float" office:value="2506.629271">
                <text:p>2506.629271</text:p>
              </table:table-cell>
              <table:table-cell office:value-type="float" office:value="2511.968835">
                <text:p>2511.968835</text:p>
              </table:table-cell>
              <table:table-cell office:value-type="float" office:value="2521.936993">
                <text:p>2521.936993</text:p>
              </table:table-cell>
              <table:table-cell office:value-type="float" office:value="2544.392808">
                <text:p>2544.392808</text:p>
              </table:table-cell>
              <table:table-cell office:value-type="float" office:value="2530.043436">
                <text:p>2530.043436</text:p>
              </table:table-cell>
              <table:table-cell office:value-type="float" office:value="2528.295339">
                <text:p>2528.295339</text:p>
              </table:table-cell>
              <table:table-cell office:value-type="float" office:value="2532.215662">
                <text:p>2532.215662</text:p>
              </table:table-cell>
              <table:table-cell office:value-type="float" office:value="2528.170749">
                <text:p>2528.170749</text:p>
              </table:table-cell>
              <table:table-cell office:value-type="float" office:value="2519.511418">
                <text:p>2519.511418</text:p>
              </table:table-cell>
              <table:table-cell office:value-type="float" office:value="2505.80026">
                <text:p>2505.80026</text:p>
              </table:table-cell>
              <table:table-cell office:value-type="float" office:value="2528.12212">
                <text:p>2528.12212</text:p>
              </table:table-cell>
              <table:table-cell office:value-type="float" office:value="2523.996308">
                <text:p>2523.996308</text:p>
              </table:table-cell>
              <table:table-cell office:value-type="float" office:value="2515.8089">
                <text:p>2515.8089</text:p>
              </table:table-cell>
              <table:table-cell office:value-type="float" office:value="2526.992735">
                <text:p>2526.992735</text:p>
              </table:table-cell>
              <table:table-cell office:value-type="float" office:value="2531.009162">
                <text:p>2531.009162</text:p>
              </table:table-cell>
              <table:table-cell office:value-type="float" office:value="2555.985118">
                <text:p>2555.985118</text:p>
              </table:table-cell>
              <table:table-cell office:value-type="float" office:value="2517.655475">
                <text:p>2517.655475</text:p>
              </table:table-cell>
              <table:table-cell office:value-type="float" office:value="2526.626345">
                <text:p>2526.626345</text:p>
              </table:table-cell>
              <table:table-cell office:value-type="float" office:value="2545.451431">
                <text:p>2545.451431</text:p>
              </table:table-cell>
              <table:table-cell office:value-type="float" office:value="2544.207785">
                <text:p>2544.207785</text:p>
              </table:table-cell>
              <table:table-cell office:value-type="float" office:value="2524.785286">
                <text:p>2524.785286</text:p>
              </table:table-cell>
              <table:table-cell office:value-type="float" office:value="2517.067622">
                <text:p>2517.067622</text:p>
              </table:table-cell>
              <table:table-cell office:value-type="float" office:value="2526.845178">
                <text:p>2526.845178</text:p>
              </table:table-cell>
              <table:table-cell office:value-type="float" office:value="2575.437898">
                <text:p>2575.437898</text:p>
              </table:table-cell>
              <table:table-cell office:value-type="float" office:value="2556.723799">
                <text:p>2556.723799</text:p>
              </table:table-cell>
              <table:table-cell office:value-type="float" office:value="2529.692316">
                <text:p>2529.692316</text:p>
              </table:table-cell>
              <table:table-cell office:value-type="float" office:value="2581.412915">
                <text:p>2581.412915</text:p>
              </table:table-cell>
              <table:table-cell office:value-type="float" office:value="2581.124604">
                <text:p>2581.124604</text:p>
              </table:table-cell>
              <table:table-cell office:value-type="float" office:value="2532.802616">
                <text:p>2532.802616</text:p>
              </table:table-cell>
              <table:table-cell office:value-type="float" office:value="2568.642144">
                <text:p>2568.642144</text:p>
              </table:table-cell>
              <table:table-cell office:value-type="float" office:value="2563.427362">
                <text:p>2563.427362</text:p>
              </table:table-cell>
              <table:table-cell office:value-type="float" office:value="2553.076391">
                <text:p>2553.076391</text:p>
              </table:table-cell>
              <table:table-cell office:value-type="float" office:value="2564.082641">
                <text:p>2564.082641</text:p>
              </table:table-cell>
              <table:table-cell office:value-type="float" office:value="2559.677563">
                <text:p>2559.677563</text:p>
              </table:table-cell>
              <table:table-cell office:value-type="float" office:value="2546.359161">
                <text:p>2546.359161</text:p>
              </table:table-cell>
              <table:table-cell office:value-type="float" office:value="2536.797362">
                <text:p>2536.797362</text:p>
              </table:table-cell>
              <table:table-cell office:value-type="float" office:value="2539.459155">
                <text:p>2539.459155</text:p>
              </table:table-cell>
              <table:table-cell office:value-type="float" office:value="2518.033157">
                <text:p>2518.033157</text:p>
              </table:table-cell>
              <table:table-cell office:value-type="float" office:value="2558.764699">
                <text:p>2558.764699</text:p>
              </table:table-cell>
              <table:table-cell office:value-type="float" office:value="2578.74246">
                <text:p>2578.74246</text:p>
              </table:table-cell>
              <table:table-cell office:value-type="float" office:value="2544.087688">
                <text:p>2544.087688</text:p>
              </table:table-cell>
              <table:table-cell office:value-type="float" office:value="2579.181603">
                <text:p>2579.181603</text:p>
              </table:table-cell>
              <table:table-cell office:value-type="float" office:value="2583.965646">
                <text:p>2583.965646</text:p>
              </table:table-cell>
              <table:table-cell office:value-type="float" office:value="2583.585398">
                <text:p>2583.585398</text:p>
              </table:table-cell>
              <table:table-cell office:value-type="float" office:value="2568.775778">
                <text:p>2568.775778</text:p>
              </table:table-cell>
              <table:table-cell office:value-type="float" office:value="2564.980043">
                <text:p>2564.980043</text:p>
              </table:table-cell>
              <table:table-cell office:value-type="float" office:value="2543.927556">
                <text:p>2543.927556</text:p>
              </table:table-cell>
              <table:table-cell office:value-type="float" office:value="2562.248192">
                <text:p>2562.248192</text:p>
              </table:table-cell>
              <table:table-cell office:value-type="float" office:value="2557.862359">
                <text:p>2557.862359</text:p>
              </table:table-cell>
              <table:table-cell office:value-type="float" office:value="2567.941441">
                <text:p>2567.941441</text:p>
              </table:table-cell>
              <table:table-cell office:value-type="float" office:value="2573.317893">
                <text:p>2573.317893</text:p>
              </table:table-cell>
              <table:table-cell office:value-type="float" office:value="2561.612543">
                <text:p>2561.612543</text:p>
              </table:table-cell>
              <table:table-cell office:value-type="float" office:value="2554.547017">
                <text:p>2554.547017</text:p>
              </table:table-cell>
              <table:table-cell office:value-type="float" office:value="2571.471639">
                <text:p>2571.471639</text:p>
              </table:table-cell>
              <table:table-cell office:value-type="float" office:value="2596.403646">
                <text:p>2596.403646</text:p>
              </table:table-cell>
              <table:table-cell office:value-type="float" office:value="2567.194739">
                <text:p>2567.194739</text:p>
              </table:table-cell>
              <table:table-cell office:value-type="float" office:value="2599.890859">
                <text:p>2599.890859</text:p>
              </table:table-cell>
              <table:table-cell office:value-type="float" office:value="2590.048829">
                <text:p>2590.048829</text:p>
              </table:table-cell>
              <table:table-cell office:value-type="float" office:value="2567.933549">
                <text:p>2567.933549</text:p>
              </table:table-cell>
              <table:table-cell office:value-type="float" office:value="2576.733572">
                <text:p>2576.733572</text:p>
              </table:table-cell>
            </table:table-row>
            <table:table-row>
              <table:table-cell office:value-type="string">
                <text:p>nqueens_omp_compact</text:p>
              </table:table-cell>
              <table:table-cell office:value-type="float" office:value="41446.19026">
                <text:p>41446.19026</text:p>
              </table:table-cell>
              <table:table-cell office:value-type="float" office:value="131557.230127">
                <text:p>131557.230127</text:p>
              </table:table-cell>
              <table:table-cell office:value-type="float" office:value="122564.331001">
                <text:p>122564.331001</text:p>
              </table:table-cell>
              <table:table-cell office:value-type="float" office:value="122869.188978">
                <text:p>122869.188978</text:p>
              </table:table-cell>
              <table:table-cell office:value-type="float" office:value="74850.564882">
                <text:p>74850.564882</text:p>
              </table:table-cell>
              <table:table-cell office:value-type="float" office:value="64940.267399">
                <text:p>64940.267399</text:p>
              </table:table-cell>
              <table:table-cell office:value-type="float" office:value="58719.250546">
                <text:p>58719.250546</text:p>
              </table:table-cell>
              <table:table-cell office:value-type="float" office:value="62562.524771">
                <text:p>62562.524771</text:p>
              </table:table-cell>
              <table:table-cell office:value-type="float" office:value="44043.204726">
                <text:p>44043.204726</text:p>
              </table:table-cell>
              <table:table-cell office:value-type="float" office:value="42877.508725">
                <text:p>42877.508725</text:p>
              </table:table-cell>
              <table:table-cell office:value-type="float" office:value="39155.51389">
                <text:p>39155.51389</text:p>
              </table:table-cell>
              <table:table-cell office:value-type="float" office:value="39669.288818">
                <text:p>39669.288818</text:p>
              </table:table-cell>
              <table:table-cell office:value-type="float" office:value="32531.036882">
                <text:p>32531.036882</text:p>
              </table:table-cell>
              <table:table-cell office:value-type="float" office:value="31095.795524">
                <text:p>31095.795524</text:p>
              </table:table-cell>
              <table:table-cell office:value-type="float" office:value="29346.721217">
                <text:p>29346.721217</text:p>
              </table:table-cell>
              <table:table-cell office:value-type="float" office:value="30672.718995">
                <text:p>30672.718995</text:p>
              </table:table-cell>
              <table:table-cell office:value-type="float" office:value="25653.44309">
                <text:p>25653.44309</text:p>
              </table:table-cell>
              <table:table-cell office:value-type="float" office:value="23500.309614">
                <text:p>23500.309614</text:p>
              </table:table-cell>
              <table:table-cell office:value-type="float" office:value="24068.416127">
                <text:p>24068.416127</text:p>
              </table:table-cell>
              <table:table-cell office:value-type="float" office:value="23385.083771">
                <text:p>23385.083771</text:p>
              </table:table-cell>
              <table:table-cell office:value-type="float" office:value="21426.132685">
                <text:p>21426.132685</text:p>
              </table:table-cell>
              <table:table-cell office:value-type="float" office:value="20024.676993">
                <text:p>20024.676993</text:p>
              </table:table-cell>
              <table:table-cell office:value-type="float" office:value="20290.158768">
                <text:p>20290.158768</text:p>
              </table:table-cell>
              <table:table-cell office:value-type="float" office:value="19448.114394">
                <text:p>19448.114394</text:p>
              </table:table-cell>
              <table:table-cell office:value-type="float" office:value="18405.465001">
                <text:p>18405.465001</text:p>
              </table:table-cell>
              <table:table-cell office:value-type="float" office:value="17262.245858">
                <text:p>17262.245858</text:p>
              </table:table-cell>
              <table:table-cell office:value-type="float" office:value="16843.321126">
                <text:p>16843.321126</text:p>
              </table:table-cell>
              <table:table-cell office:value-type="float" office:value="17244.979419">
                <text:p>17244.979419</text:p>
              </table:table-cell>
              <table:table-cell office:value-type="float" office:value="15499.12127">
                <text:p>15499.12127</text:p>
              </table:table-cell>
              <table:table-cell office:value-type="float" office:value="15326.144374">
                <text:p>15326.144374</text:p>
              </table:table-cell>
              <table:table-cell office:value-type="float" office:value="15061.097444">
                <text:p>15061.097444</text:p>
              </table:table-cell>
              <table:table-cell office:value-type="float" office:value="14470.859101">
                <text:p>14470.859101</text:p>
              </table:table-cell>
              <table:table-cell office:value-type="float" office:value="13865.440896">
                <text:p>13865.440896</text:p>
              </table:table-cell>
              <table:table-cell office:value-type="float" office:value="13133.154175">
                <text:p>13133.154175</text:p>
              </table:table-cell>
              <table:table-cell office:value-type="float" office:value="13140.214313">
                <text:p>13140.214313</text:p>
              </table:table-cell>
              <table:table-cell office:value-type="float" office:value="13685.228847">
                <text:p>13685.228847</text:p>
              </table:table-cell>
              <table:table-cell office:value-type="float" office:value="12325.420705">
                <text:p>12325.420705</text:p>
              </table:table-cell>
              <table:table-cell office:value-type="float" office:value="11907.451563">
                <text:p>11907.451563</text:p>
              </table:table-cell>
              <table:table-cell office:value-type="float" office:value="11981.533092">
                <text:p>11981.533092</text:p>
              </table:table-cell>
              <table:table-cell office:value-type="float" office:value="11909.49304">
                <text:p>11909.49304</text:p>
              </table:table-cell>
              <table:table-cell office:value-type="float" office:value="11111.978702">
                <text:p>11111.978702</text:p>
              </table:table-cell>
              <table:table-cell office:value-type="float" office:value="11248.69188">
                <text:p>11248.69188</text:p>
              </table:table-cell>
              <table:table-cell office:value-type="float" office:value="10887.861425">
                <text:p>10887.861425</text:p>
              </table:table-cell>
              <table:table-cell office:value-type="float" office:value="10894.576216">
                <text:p>10894.576216</text:p>
              </table:table-cell>
              <table:table-cell office:value-type="float" office:value="10593.601545">
                <text:p>10593.601545</text:p>
              </table:table-cell>
              <table:table-cell office:value-type="float" office:value="9967.163639">
                <text:p>9967.163639</text:p>
              </table:table-cell>
              <table:table-cell office:value-type="float" office:value="9756.938693">
                <text:p>9756.938693</text:p>
              </table:table-cell>
              <table:table-cell office:value-type="float" office:value="9988.415649">
                <text:p>9988.415649</text:p>
              </table:table-cell>
              <table:table-cell office:value-type="float" office:value="9515.644408">
                <text:p>9515.644408</text:p>
              </table:table-cell>
              <table:table-cell office:value-type="float" office:value="9303.811737">
                <text:p>9303.811737</text:p>
              </table:table-cell>
              <table:table-cell office:value-type="float" office:value="9403.665385">
                <text:p>9403.665385</text:p>
              </table:table-cell>
              <table:table-cell office:value-type="float" office:value="9473.034855">
                <text:p>9473.034855</text:p>
              </table:table-cell>
              <table:table-cell office:value-type="float" office:value="8957.250652">
                <text:p>8957.250652</text:p>
              </table:table-cell>
              <table:table-cell office:value-type="float" office:value="8649.0042">
                <text:p>8649.0042</text:p>
              </table:table-cell>
              <table:table-cell office:value-type="float" office:value="8670.358086">
                <text:p>8670.358086</text:p>
              </table:table-cell>
              <table:table-cell office:value-type="float" office:value="8620.523324">
                <text:p>8620.523324</text:p>
              </table:table-cell>
              <table:table-cell office:value-type="float" office:value="8223.258884">
                <text:p>8223.258884</text:p>
              </table:table-cell>
              <table:table-cell office:value-type="float" office:value="8065.665606">
                <text:p>8065.665606</text:p>
              </table:table-cell>
              <table:table-cell office:value-type="float" office:value="8127.267369">
                <text:p>8127.267369</text:p>
              </table:table-cell>
              <table:table-cell office:value-type="float" office:value="7917.633356">
                <text:p>7917.633356</text:p>
              </table:table-cell>
              <table:table-cell office:value-type="float" office:value="7656.232294">
                <text:p>7656.232294</text:p>
              </table:table-cell>
              <table:table-cell office:value-type="float" office:value="7460.809013">
                <text:p>7460.809013</text:p>
              </table:table-cell>
              <table:table-cell office:value-type="float" office:value="7456.827935">
                <text:p>7456.827935</text:p>
              </table:table-cell>
              <table:table-cell office:value-type="float" office:value="7550.695146">
                <text:p>7550.695146</text:p>
              </table:table-cell>
              <table:table-cell office:value-type="float" office:value="7236.928661">
                <text:p>7236.928661</text:p>
              </table:table-cell>
              <table:table-cell office:value-type="float" office:value="7125.410208">
                <text:p>7125.410208</text:p>
              </table:table-cell>
              <table:table-cell office:value-type="float" office:value="7206.882851">
                <text:p>7206.882851</text:p>
              </table:table-cell>
              <table:table-cell office:value-type="float" office:value="7133.270167">
                <text:p>7133.270167</text:p>
              </table:table-cell>
              <table:table-cell office:value-type="float" office:value="7064.025352">
                <text:p>7064.025352</text:p>
              </table:table-cell>
              <table:table-cell office:value-type="float" office:value="7020.015101">
                <text:p>7020.015101</text:p>
              </table:table-cell>
              <table:table-cell office:value-type="float" office:value="6949.253725">
                <text:p>6949.253725</text:p>
              </table:table-cell>
              <table:table-cell office:value-type="float" office:value="6825.191604">
                <text:p>6825.191604</text:p>
              </table:table-cell>
              <table:table-cell office:value-type="float" office:value="6723.177855">
                <text:p>6723.177855</text:p>
              </table:table-cell>
              <table:table-cell office:value-type="float" office:value="6529.234889">
                <text:p>6529.234889</text:p>
              </table:table-cell>
              <table:table-cell office:value-type="float" office:value="6555.341257">
                <text:p>6555.341257</text:p>
              </table:table-cell>
              <table:table-cell office:value-type="float" office:value="6499.230267">
                <text:p>6499.230267</text:p>
              </table:table-cell>
              <table:table-cell office:value-type="float" office:value="6233.747982">
                <text:p>6233.747982</text:p>
              </table:table-cell>
              <table:table-cell office:value-type="float" office:value="6164.892523">
                <text:p>6164.892523</text:p>
              </table:table-cell>
              <table:table-cell office:value-type="float" office:value="6121.039065">
                <text:p>6121.039065</text:p>
              </table:table-cell>
              <table:table-cell office:value-type="float" office:value="6153.12937">
                <text:p>6153.12937</text:p>
              </table:table-cell>
              <table:table-cell office:value-type="float" office:value="5963.166713">
                <text:p>5963.166713</text:p>
              </table:table-cell>
              <table:table-cell office:value-type="float" office:value="5972.290205">
                <text:p>5972.290205</text:p>
              </table:table-cell>
              <table:table-cell office:value-type="float" office:value="5764.938061">
                <text:p>5764.938061</text:p>
              </table:table-cell>
              <table:table-cell office:value-type="float" office:value="5846.020257">
                <text:p>5846.020257</text:p>
              </table:table-cell>
              <table:table-cell office:value-type="float" office:value="5684.203712">
                <text:p>5684.203712</text:p>
              </table:table-cell>
              <table:table-cell office:value-type="float" office:value="5538.804774">
                <text:p>5538.804774</text:p>
              </table:table-cell>
              <table:table-cell office:value-type="float" office:value="5531.953013">
                <text:p>5531.953013</text:p>
              </table:table-cell>
              <table:table-cell office:value-type="float" office:value="5602.53777">
                <text:p>5602.53777</text:p>
              </table:table-cell>
              <table:table-cell office:value-type="float" office:value="5444.514266">
                <text:p>5444.514266</text:p>
              </table:table-cell>
              <table:table-cell office:value-type="float" office:value="5230.466322">
                <text:p>5230.466322</text:p>
              </table:table-cell>
              <table:table-cell office:value-type="float" office:value="5248.8012">
                <text:p>5248.8012</text:p>
              </table:table-cell>
              <table:table-cell office:value-type="float" office:value="5208.468381">
                <text:p>5208.468381</text:p>
              </table:table-cell>
              <table:table-cell office:value-type="float" office:value="5100.741749">
                <text:p>5100.741749</text:p>
              </table:table-cell>
              <table:table-cell office:value-type="float" office:value="5133.060635">
                <text:p>5133.060635</text:p>
              </table:table-cell>
              <table:table-cell office:value-type="float" office:value="5105.532914">
                <text:p>5105.532914</text:p>
              </table:table-cell>
              <table:table-cell office:value-type="float" office:value="5028.332036">
                <text:p>5028.332036</text:p>
              </table:table-cell>
              <table:table-cell office:value-type="float" office:value="4931.414122">
                <text:p>4931.414122</text:p>
              </table:table-cell>
              <table:table-cell office:value-type="float" office:value="4917.935654">
                <text:p>4917.935654</text:p>
              </table:table-cell>
              <table:table-cell office:value-type="float" office:value="4914.870903">
                <text:p>4914.870903</text:p>
              </table:table-cell>
              <table:table-cell office:value-type="float" office:value="4871.612035">
                <text:p>4871.612035</text:p>
              </table:table-cell>
              <table:table-cell office:value-type="float" office:value="4892.049084">
                <text:p>4892.049084</text:p>
              </table:table-cell>
              <table:table-cell office:value-type="float" office:value="4861.197486">
                <text:p>4861.197486</text:p>
              </table:table-cell>
              <table:table-cell office:value-type="float" office:value="4821.537268">
                <text:p>4821.537268</text:p>
              </table:table-cell>
              <table:table-cell office:value-type="float" office:value="4852.499276">
                <text:p>4852.499276</text:p>
              </table:table-cell>
              <table:table-cell office:value-type="float" office:value="4810.222047">
                <text:p>4810.222047</text:p>
              </table:table-cell>
              <table:table-cell office:value-type="float" office:value="4801.704754">
                <text:p>4801.704754</text:p>
              </table:table-cell>
              <table:table-cell office:value-type="float" office:value="4806.722131">
                <text:p>4806.722131</text:p>
              </table:table-cell>
              <table:table-cell office:value-type="float" office:value="4773.625749">
                <text:p>4773.625749</text:p>
              </table:table-cell>
              <table:table-cell office:value-type="float" office:value="4751.443297">
                <text:p>4751.443297</text:p>
              </table:table-cell>
              <table:table-cell office:value-type="float" office:value="4695.222797">
                <text:p>4695.222797</text:p>
              </table:table-cell>
              <table:table-cell office:value-type="float" office:value="4749.906848">
                <text:p>4749.906848</text:p>
              </table:table-cell>
              <table:table-cell office:value-type="float" office:value="4732.557648">
                <text:p>4732.557648</text:p>
              </table:table-cell>
              <table:table-cell office:value-type="float" office:value="4639.638968">
                <text:p>4639.638968</text:p>
              </table:table-cell>
              <table:table-cell office:value-type="float" office:value="4513.908627">
                <text:p>4513.908627</text:p>
              </table:table-cell>
              <table:table-cell office:value-type="float" office:value="4564.589468">
                <text:p>4564.589468</text:p>
              </table:table-cell>
              <table:table-cell office:value-type="float" office:value="4589.055132">
                <text:p>4589.055132</text:p>
              </table:table-cell>
              <table:table-cell office:value-type="float" office:value="4473.079057">
                <text:p>4473.079057</text:p>
              </table:table-cell>
              <table:table-cell office:value-type="float" office:value="4464.030048">
                <text:p>4464.030048</text:p>
              </table:table-cell>
              <table:table-cell office:value-type="float" office:value="4395.519359">
                <text:p>4395.519359</text:p>
              </table:table-cell>
              <table:table-cell office:value-type="float" office:value="4537.318234">
                <text:p>4537.318234</text:p>
              </table:table-cell>
              <table:table-cell office:value-type="float" office:value="4439.229107">
                <text:p>4439.229107</text:p>
              </table:table-cell>
              <table:table-cell office:value-type="float" office:value="4293.905424">
                <text:p>4293.905424</text:p>
              </table:table-cell>
              <table:table-cell office:value-type="float" office:value="4340.587219">
                <text:p>4340.587219</text:p>
              </table:table-cell>
              <table:table-cell office:value-type="float" office:value="4382.615143">
                <text:p>4382.615143</text:p>
              </table:table-cell>
              <table:table-cell office:value-type="float" office:value="4301.216791">
                <text:p>4301.216791</text:p>
              </table:table-cell>
              <table:table-cell office:value-type="float" office:value="4311.414561">
                <text:p>4311.414561</text:p>
              </table:table-cell>
              <table:table-cell office:value-type="float" office:value="4148.417372">
                <text:p>4148.417372</text:p>
              </table:table-cell>
              <table:table-cell office:value-type="float" office:value="4107.602621">
                <text:p>4107.602621</text:p>
              </table:table-cell>
              <table:table-cell office:value-type="float" office:value="4191.969684">
                <text:p>4191.969684</text:p>
              </table:table-cell>
              <table:table-cell office:value-type="float" office:value="4147.76222">
                <text:p>4147.76222</text:p>
              </table:table-cell>
              <table:table-cell office:value-type="float" office:value="4072.874901">
                <text:p>4072.874901</text:p>
              </table:table-cell>
              <table:table-cell office:value-type="float" office:value="4071.750199">
                <text:p>4071.750199</text:p>
              </table:table-cell>
              <table:table-cell office:value-type="float" office:value="3940.269833">
                <text:p>3940.269833</text:p>
              </table:table-cell>
              <table:table-cell office:value-type="float" office:value="3962.354124">
                <text:p>3962.354124</text:p>
              </table:table-cell>
              <table:table-cell office:value-type="float" office:value="4027.728271">
                <text:p>4027.728271</text:p>
              </table:table-cell>
              <table:table-cell office:value-type="float" office:value="3934.724266">
                <text:p>3934.724266</text:p>
              </table:table-cell>
              <table:table-cell office:value-type="float" office:value="3909.635914">
                <text:p>3909.635914</text:p>
              </table:table-cell>
              <table:table-cell office:value-type="float" office:value="3840.072053">
                <text:p>3840.072053</text:p>
              </table:table-cell>
              <table:table-cell office:value-type="float" office:value="3891.106773">
                <text:p>3891.106773</text:p>
              </table:table-cell>
              <table:table-cell office:value-type="float" office:value="3900.029395">
                <text:p>3900.029395</text:p>
              </table:table-cell>
              <table:table-cell office:value-type="float" office:value="3803.988291">
                <text:p>3803.988291</text:p>
              </table:table-cell>
              <table:table-cell office:value-type="float" office:value="3844.579204">
                <text:p>3844.579204</text:p>
              </table:table-cell>
              <table:table-cell office:value-type="float" office:value="3780.883097">
                <text:p>3780.883097</text:p>
              </table:table-cell>
              <table:table-cell office:value-type="float" office:value="3767.702245">
                <text:p>3767.702245</text:p>
              </table:table-cell>
              <table:table-cell office:value-type="float" office:value="3662.013754">
                <text:p>3662.013754</text:p>
              </table:table-cell>
              <table:table-cell office:value-type="float" office:value="3767.831389">
                <text:p>3767.831389</text:p>
              </table:table-cell>
              <table:table-cell office:value-type="float" office:value="3769.551388">
                <text:p>3769.551388</text:p>
              </table:table-cell>
              <table:table-cell office:value-type="float" office:value="3650.025996">
                <text:p>3650.025996</text:p>
              </table:table-cell>
              <table:table-cell office:value-type="float" office:value="3631.199047">
                <text:p>3631.199047</text:p>
              </table:table-cell>
              <table:table-cell office:value-type="float" office:value="3577.000267">
                <text:p>3577.000267</text:p>
              </table:table-cell>
              <table:table-cell office:value-type="float" office:value="3559.336192">
                <text:p>3559.336192</text:p>
              </table:table-cell>
              <table:table-cell office:value-type="float" office:value="3636.845914">
                <text:p>3636.845914</text:p>
              </table:table-cell>
              <table:table-cell office:value-type="float" office:value="3574.668101">
                <text:p>3574.668101</text:p>
              </table:table-cell>
              <table:table-cell office:value-type="float" office:value="3536.716206">
                <text:p>3536.716206</text:p>
              </table:table-cell>
              <table:table-cell office:value-type="float" office:value="3461.810925">
                <text:p>3461.810925</text:p>
              </table:table-cell>
              <table:table-cell office:value-type="float" office:value="3552.046636">
                <text:p>3552.046636</text:p>
              </table:table-cell>
              <table:table-cell office:value-type="float" office:value="3447.444999">
                <text:p>3447.444999</text:p>
              </table:table-cell>
              <table:table-cell office:value-type="float" office:value="3444.492197">
                <text:p>3444.492197</text:p>
              </table:table-cell>
              <table:table-cell office:value-type="float" office:value="3407.082605">
                <text:p>3407.082605</text:p>
              </table:table-cell>
              <table:table-cell office:value-type="float" office:value="3463.655574">
                <text:p>3463.655574</text:p>
              </table:table-cell>
              <table:table-cell office:value-type="float" office:value="3440.057157">
                <text:p>3440.057157</text:p>
              </table:table-cell>
              <table:table-cell office:value-type="float" office:value="3396.550843">
                <text:p>3396.550843</text:p>
              </table:table-cell>
              <table:table-cell office:value-type="float" office:value="3459.157342">
                <text:p>3459.157342</text:p>
              </table:table-cell>
              <table:table-cell office:value-type="float" office:value="3428.965324">
                <text:p>3428.965324</text:p>
              </table:table-cell>
              <table:table-cell office:value-type="float" office:value="3362.784746">
                <text:p>3362.784746</text:p>
              </table:table-cell>
              <table:table-cell office:value-type="float" office:value="3276.798792">
                <text:p>3276.798792</text:p>
              </table:table-cell>
              <table:table-cell office:value-type="float" office:value="3352.922957">
                <text:p>3352.922957</text:p>
              </table:table-cell>
              <table:table-cell office:value-type="float" office:value="3402.009221">
                <text:p>3402.009221</text:p>
              </table:table-cell>
              <table:table-cell office:value-type="float" office:value="3303.932539">
                <text:p>3303.932539</text:p>
              </table:table-cell>
              <table:table-cell office:value-type="float" office:value="3269.086007">
                <text:p>3269.086007</text:p>
              </table:table-cell>
              <table:table-cell office:value-type="float" office:value="3260.847916">
                <text:p>3260.847916</text:p>
              </table:table-cell>
              <table:table-cell office:value-type="float" office:value="3283.306812">
                <text:p>3283.306812</text:p>
              </table:table-cell>
              <table:table-cell office:value-type="float" office:value="3222.253188">
                <text:p>3222.253188</text:p>
              </table:table-cell>
              <table:table-cell office:value-type="float" office:value="3201.846422">
                <text:p>3201.846422</text:p>
              </table:table-cell>
              <table:table-cell office:value-type="float" office:value="3209.854836">
                <text:p>3209.854836</text:p>
              </table:table-cell>
              <table:table-cell office:value-type="float" office:value="3248.821985">
                <text:p>3248.821985</text:p>
              </table:table-cell>
              <table:table-cell office:value-type="float" office:value="3169.327499">
                <text:p>3169.327499</text:p>
              </table:table-cell>
              <table:table-cell office:value-type="float" office:value="3090.102912">
                <text:p>3090.102912</text:p>
              </table:table-cell>
              <table:table-cell office:value-type="float" office:value="3128.814854">
                <text:p>3128.814854</text:p>
              </table:table-cell>
              <table:table-cell office:value-type="float" office:value="3159.001932">
                <text:p>3159.001932</text:p>
              </table:table-cell>
              <table:table-cell office:value-type="float" office:value="2996.917541">
                <text:p>2996.917541</text:p>
              </table:table-cell>
              <table:table-cell office:value-type="float" office:value="3063.668778">
                <text:p>3063.668778</text:p>
              </table:table-cell>
              <table:table-cell office:value-type="float" office:value="3058.275004">
                <text:p>3058.275004</text:p>
              </table:table-cell>
              <table:table-cell office:value-type="float" office:value="3074.505403">
                <text:p>3074.505403</text:p>
              </table:table-cell>
              <table:table-cell office:value-type="float" office:value="2981.816336">
                <text:p>2981.816336</text:p>
              </table:table-cell>
              <table:table-cell office:value-type="float" office:value="3017.858078">
                <text:p>3017.858078</text:p>
              </table:table-cell>
              <table:table-cell office:value-type="float" office:value="3026.897528">
                <text:p>3026.897528</text:p>
              </table:table-cell>
              <table:table-cell office:value-type="float" office:value="2988.687664">
                <text:p>2988.687664</text:p>
              </table:table-cell>
              <table:table-cell office:value-type="float" office:value="2939.487075">
                <text:p>2939.487075</text:p>
              </table:table-cell>
              <table:table-cell office:value-type="float" office:value="2936.642054">
                <text:p>2936.642054</text:p>
              </table:table-cell>
              <table:table-cell office:value-type="float" office:value="2955.037943">
                <text:p>2955.037943</text:p>
              </table:table-cell>
              <table:table-cell office:value-type="float" office:value="2949.245446">
                <text:p>2949.245446</text:p>
              </table:table-cell>
              <table:table-cell office:value-type="float" office:value="2877.655379">
                <text:p>2877.655379</text:p>
              </table:table-cell>
              <table:table-cell office:value-type="float" office:value="2894.16434">
                <text:p>2894.16434</text:p>
              </table:table-cell>
              <table:table-cell office:value-type="float" office:value="2884.485328">
                <text:p>2884.485328</text:p>
              </table:table-cell>
              <table:table-cell office:value-type="float" office:value="2908.148733">
                <text:p>2908.148733</text:p>
              </table:table-cell>
              <table:table-cell office:value-type="float" office:value="2849.435552">
                <text:p>2849.435552</text:p>
              </table:table-cell>
              <table:table-cell office:value-type="float" office:value="2854.831571">
                <text:p>2854.831571</text:p>
              </table:table-cell>
              <table:table-cell office:value-type="float" office:value="2822.870604">
                <text:p>2822.870604</text:p>
              </table:table-cell>
              <table:table-cell office:value-type="float" office:value="2837.989002">
                <text:p>2837.989002</text:p>
              </table:table-cell>
              <table:table-cell office:value-type="float" office:value="2744.296102">
                <text:p>2744.296102</text:p>
              </table:table-cell>
              <table:table-cell office:value-type="float" office:value="2801.58626">
                <text:p>2801.58626</text:p>
              </table:table-cell>
              <table:table-cell office:value-type="float" office:value="2801.170407">
                <text:p>2801.170407</text:p>
              </table:table-cell>
              <table:table-cell office:value-type="float" office:value="2781.584311">
                <text:p>2781.584311</text:p>
              </table:table-cell>
              <table:table-cell office:value-type="float" office:value="2744.101261">
                <text:p>2744.101261</text:p>
              </table:table-cell>
              <table:table-cell office:value-type="float" office:value="2760.755533">
                <text:p>2760.755533</text:p>
              </table:table-cell>
              <table:table-cell office:value-type="float" office:value="2713.823981">
                <text:p>2713.823981</text:p>
              </table:table-cell>
              <table:table-cell office:value-type="float" office:value="2762.978186">
                <text:p>2762.978186</text:p>
              </table:table-cell>
              <table:table-cell office:value-type="float" office:value="2692.850085">
                <text:p>2692.850085</text:p>
              </table:table-cell>
              <table:table-cell office:value-type="float" office:value="2683.471189">
                <text:p>2683.471189</text:p>
              </table:table-cell>
              <table:table-cell office:value-type="float" office:value="2724.563284">
                <text:p>2724.563284</text:p>
              </table:table-cell>
              <table:table-cell office:value-type="float" office:value="2670.425064">
                <text:p>2670.425064</text:p>
              </table:table-cell>
              <table:table-cell office:value-type="float" office:value="2697.640737">
                <text:p>2697.640737</text:p>
              </table:table-cell>
              <table:table-cell office:value-type="float" office:value="2627.610791">
                <text:p>2627.610791</text:p>
              </table:table-cell>
              <table:table-cell office:value-type="float" office:value="2686.352522">
                <text:p>2686.352522</text:p>
              </table:table-cell>
              <table:table-cell office:value-type="float" office:value="2681.327065">
                <text:p>2681.327065</text:p>
              </table:table-cell>
              <table:table-cell office:value-type="float" office:value="2617.872499">
                <text:p>2617.872499</text:p>
              </table:table-cell>
              <table:table-cell office:value-type="float" office:value="2613.86826">
                <text:p>2613.86826</text:p>
              </table:table-cell>
              <table:table-cell office:value-type="float" office:value="2580.422361">
                <text:p>2580.422361</text:p>
              </table:table-cell>
              <table:table-cell office:value-type="float" office:value="2599.562384">
                <text:p>2599.562384</text:p>
              </table:table-cell>
              <table:table-cell office:value-type="float" office:value="2580.377581">
                <text:p>2580.377581</text:p>
              </table:table-cell>
              <table:table-cell office:value-type="float" office:value="2611.529297">
                <text:p>2611.529297</text:p>
              </table:table-cell>
              <table:table-cell office:value-type="float" office:value="2585.405864">
                <text:p>2585.405864</text:p>
              </table:table-cell>
              <table:table-cell office:value-type="float" office:value="2571.555554">
                <text:p>2571.555554</text:p>
              </table:table-cell>
              <table:table-cell office:value-type="float" office:value="2576.81691">
                <text:p>2576.81691</text:p>
              </table:table-cell>
              <table:table-cell office:value-type="float" office:value="2589.612128">
                <text:p>2589.612128</text:p>
              </table:table-cell>
              <table:table-cell office:value-type="float" office:value="2564.689356">
                <text:p>2564.689356</text:p>
              </table:table-cell>
              <table:table-cell office:value-type="float" office:value="2553.155429">
                <text:p>2553.155429</text:p>
              </table:table-cell>
              <table:table-cell office:value-type="float" office:value="2556.628079">
                <text:p>2556.628079</text:p>
              </table:table-cell>
              <table:table-cell office:value-type="float" office:value="2549.39145">
                <text:p>2549.39145</text:p>
              </table:table-cell>
              <table:table-cell office:value-type="float" office:value="2558.546443">
                <text:p>2558.546443</text:p>
              </table:table-cell>
              <table:table-cell office:value-type="float" office:value="2557.24987">
                <text:p>2557.24987</text:p>
              </table:table-cell>
              <table:table-cell office:value-type="float" office:value="2538.807853">
                <text:p>2538.807853</text:p>
              </table:table-cell>
              <table:table-cell office:value-type="float" office:value="2535.235953">
                <text:p>2535.235953</text:p>
              </table:table-cell>
              <table:table-cell office:value-type="float" office:value="2532.34917">
                <text:p>2532.34917</text:p>
              </table:table-cell>
              <table:table-cell office:value-type="float" office:value="2573.446523">
                <text:p>2573.446523</text:p>
              </table:table-cell>
              <table:table-cell office:value-type="float" office:value="2526.124587">
                <text:p>2526.124587</text:p>
              </table:table-cell>
              <table:table-cell office:value-type="float" office:value="2522.623709">
                <text:p>2522.623709</text:p>
              </table:table-cell>
              <table:table-cell office:value-type="float" office:value="2530.971504">
                <text:p>2530.971504</text:p>
              </table:table-cell>
              <table:table-cell office:value-type="float" office:value="2535.915741">
                <text:p>2535.915741</text:p>
              </table:table-cell>
            </table:table-row>
            <table:table-row>
              <table:table-cell office:value-type="string">
                <text:p>nqueens_omp_scatter</text:p>
              </table:table-cell>
              <table:table-cell office:value-type="float" office:value="41843.894225">
                <text:p>41843.894225</text:p>
              </table:table-cell>
              <table:table-cell office:value-type="float" office:value="91567.500898">
                <text:p>91567.500898</text:p>
              </table:table-cell>
              <table:table-cell office:value-type="float" office:value="61598.222837">
                <text:p>61598.222837</text:p>
              </table:table-cell>
              <table:table-cell office:value-type="float" office:value="45484.117006">
                <text:p>45484.117006</text:p>
              </table:table-cell>
              <table:table-cell office:value-type="float" office:value="37110.624137">
                <text:p>37110.624137</text:p>
              </table:table-cell>
              <table:table-cell office:value-type="float" office:value="30399.198399">
                <text:p>30399.198399</text:p>
              </table:table-cell>
              <table:table-cell office:value-type="float" office:value="26052.960272">
                <text:p>26052.960272</text:p>
              </table:table-cell>
              <table:table-cell office:value-type="float" office:value="22527.652315">
                <text:p>22527.652315</text:p>
              </table:table-cell>
              <table:table-cell office:value-type="float" office:value="20445.515217">
                <text:p>20445.515217</text:p>
              </table:table-cell>
              <table:table-cell office:value-type="float" office:value="18483.159488">
                <text:p>18483.159488</text:p>
              </table:table-cell>
              <table:table-cell office:value-type="float" office:value="16862.076604">
                <text:p>16862.076604</text:p>
              </table:table-cell>
              <table:table-cell office:value-type="float" office:value="15415.706137">
                <text:p>15415.706137</text:p>
              </table:table-cell>
              <table:table-cell office:value-type="float" office:value="13942.732874">
                <text:p>13942.732874</text:p>
              </table:table-cell>
              <table:table-cell office:value-type="float" office:value="13443.673261">
                <text:p>13443.673261</text:p>
              </table:table-cell>
              <table:table-cell office:value-type="float" office:value="11920.932851">
                <text:p>11920.932851</text:p>
              </table:table-cell>
              <table:table-cell office:value-type="float" office:value="11393.808087">
                <text:p>11393.808087</text:p>
              </table:table-cell>
              <table:table-cell office:value-type="float" office:value="10853.927308">
                <text:p>10853.927308</text:p>
              </table:table-cell>
              <table:table-cell office:value-type="float" office:value="9985.132703">
                <text:p>9985.132703</text:p>
              </table:table-cell>
              <table:table-cell office:value-type="float" office:value="9530.270288">
                <text:p>9530.270288</text:p>
              </table:table-cell>
              <table:table-cell office:value-type="float" office:value="9331.074306">
                <text:p>9331.074306</text:p>
              </table:table-cell>
              <table:table-cell office:value-type="float" office:value="9322.372504">
                <text:p>9322.372504</text:p>
              </table:table-cell>
              <table:table-cell office:value-type="float" office:value="8466.877315">
                <text:p>8466.877315</text:p>
              </table:table-cell>
              <table:table-cell office:value-type="float" office:value="8122.290989">
                <text:p>8122.290989</text:p>
              </table:table-cell>
              <table:table-cell office:value-type="float" office:value="7703.99042">
                <text:p>7703.99042</text:p>
              </table:table-cell>
              <table:table-cell office:value-type="float" office:value="7236.905052">
                <text:p>7236.905052</text:p>
              </table:table-cell>
              <table:table-cell office:value-type="float" office:value="7159.831715">
                <text:p>7159.831715</text:p>
              </table:table-cell>
              <table:table-cell office:value-type="float" office:value="6992.010001">
                <text:p>6992.010001</text:p>
              </table:table-cell>
              <table:table-cell office:value-type="float" office:value="6742.07114">
                <text:p>6742.07114</text:p>
              </table:table-cell>
              <table:table-cell office:value-type="float" office:value="6414.657331">
                <text:p>6414.657331</text:p>
              </table:table-cell>
              <table:table-cell office:value-type="float" office:value="6202.838454">
                <text:p>6202.838454</text:p>
              </table:table-cell>
              <table:table-cell office:value-type="float" office:value="6079.104937">
                <text:p>6079.104937</text:p>
              </table:table-cell>
              <table:table-cell office:value-type="float" office:value="5809.884399">
                <text:p>5809.884399</text:p>
              </table:table-cell>
              <table:table-cell office:value-type="float" office:value="5729.69075">
                <text:p>5729.69075</text:p>
              </table:table-cell>
              <table:table-cell office:value-type="float" office:value="5389.700751">
                <text:p>5389.700751</text:p>
              </table:table-cell>
              <table:table-cell office:value-type="float" office:value="5274.579027">
                <text:p>5274.579027</text:p>
              </table:table-cell>
              <table:table-cell office:value-type="float" office:value="5234.319986">
                <text:p>5234.319986</text:p>
              </table:table-cell>
              <table:table-cell office:value-type="float" office:value="5170.51411">
                <text:p>5170.51411</text:p>
              </table:table-cell>
              <table:table-cell office:value-type="float" office:value="4907.793957">
                <text:p>4907.793957</text:p>
              </table:table-cell>
              <table:table-cell office:value-type="float" office:value="4769.7205">
                <text:p>4769.7205</text:p>
              </table:table-cell>
              <table:table-cell office:value-type="float" office:value="4760.445153">
                <text:p>4760.445153</text:p>
              </table:table-cell>
              <table:table-cell office:value-type="float" office:value="4686.001915">
                <text:p>4686.001915</text:p>
              </table:table-cell>
              <table:table-cell office:value-type="float" office:value="4513.687549">
                <text:p>4513.687549</text:p>
              </table:table-cell>
              <table:table-cell office:value-type="float" office:value="4491.438698">
                <text:p>4491.438698</text:p>
              </table:table-cell>
              <table:table-cell office:value-type="float" office:value="4420.935417">
                <text:p>4420.935417</text:p>
              </table:table-cell>
              <table:table-cell office:value-type="float" office:value="4340.07154">
                <text:p>4340.07154</text:p>
              </table:table-cell>
              <table:table-cell office:value-type="float" office:value="4237.153332">
                <text:p>4237.153332</text:p>
              </table:table-cell>
              <table:table-cell office:value-type="float" office:value="4086.058384">
                <text:p>4086.058384</text:p>
              </table:table-cell>
              <table:table-cell office:value-type="float" office:value="4074.208238">
                <text:p>4074.208238</text:p>
              </table:table-cell>
              <table:table-cell office:value-type="float" office:value="3934.036076">
                <text:p>3934.036076</text:p>
              </table:table-cell>
              <table:table-cell office:value-type="float" office:value="3890.318179">
                <text:p>3890.318179</text:p>
              </table:table-cell>
              <table:table-cell office:value-type="float" office:value="3763.064476">
                <text:p>3763.064476</text:p>
              </table:table-cell>
              <table:table-cell office:value-type="float" office:value="3709.185442">
                <text:p>3709.185442</text:p>
              </table:table-cell>
              <table:table-cell office:value-type="float" office:value="3657.69843">
                <text:p>3657.69843</text:p>
              </table:table-cell>
              <table:table-cell office:value-type="float" office:value="3493.387793">
                <text:p>3493.387793</text:p>
              </table:table-cell>
              <table:table-cell office:value-type="float" office:value="3444.385379">
                <text:p>3444.385379</text:p>
              </table:table-cell>
              <table:table-cell office:value-type="float" office:value="3464.860152">
                <text:p>3464.860152</text:p>
              </table:table-cell>
              <table:table-cell office:value-type="float" office:value="3385.665267">
                <text:p>3385.665267</text:p>
              </table:table-cell>
              <table:table-cell office:value-type="float" office:value="3253.193705">
                <text:p>3253.193705</text:p>
              </table:table-cell>
              <table:table-cell office:value-type="float" office:value="3201.780854">
                <text:p>3201.780854</text:p>
              </table:table-cell>
              <table:table-cell office:value-type="float" office:value="3207.979005">
                <text:p>3207.979005</text:p>
              </table:table-cell>
              <table:table-cell office:value-type="float" office:value="3136.522638">
                <text:p>3136.522638</text:p>
              </table:table-cell>
              <table:table-cell office:value-type="float" office:value="3100.708708">
                <text:p>3100.708708</text:p>
              </table:table-cell>
              <table:table-cell office:value-type="float" office:value="3109.529966">
                <text:p>3109.529966</text:p>
              </table:table-cell>
              <table:table-cell office:value-type="float" office:value="3108.431697">
                <text:p>3108.431697</text:p>
              </table:table-cell>
              <table:table-cell office:value-type="float" office:value="3048.604525">
                <text:p>3048.604525</text:p>
              </table:table-cell>
              <table:table-cell office:value-type="float" office:value="3001.46081">
                <text:p>3001.46081</text:p>
              </table:table-cell>
              <table:table-cell office:value-type="float" office:value="3017.730603">
                <text:p>3017.730603</text:p>
              </table:table-cell>
              <table:table-cell office:value-type="float" office:value="2966.90182">
                <text:p>2966.90182</text:p>
              </table:table-cell>
              <table:table-cell office:value-type="float" office:value="2973.653694">
                <text:p>2973.653694</text:p>
              </table:table-cell>
              <table:table-cell office:value-type="float" office:value="2954.931511">
                <text:p>2954.931511</text:p>
              </table:table-cell>
              <table:table-cell office:value-type="float" office:value="2886.527768">
                <text:p>2886.527768</text:p>
              </table:table-cell>
              <table:table-cell office:value-type="float" office:value="2893.017311">
                <text:p>2893.017311</text:p>
              </table:table-cell>
              <table:table-cell office:value-type="float" office:value="2855.395302">
                <text:p>2855.395302</text:p>
              </table:table-cell>
              <table:table-cell office:value-type="float" office:value="2939.666774">
                <text:p>2939.666774</text:p>
              </table:table-cell>
              <table:table-cell office:value-type="float" office:value="2767.888424">
                <text:p>2767.888424</text:p>
              </table:table-cell>
              <table:table-cell office:value-type="float" office:value="2854.181937">
                <text:p>2854.181937</text:p>
              </table:table-cell>
              <table:table-cell office:value-type="float" office:value="2777.723074">
                <text:p>2777.723074</text:p>
              </table:table-cell>
              <table:table-cell office:value-type="float" office:value="2786.281234">
                <text:p>2786.281234</text:p>
              </table:table-cell>
              <table:table-cell office:value-type="float" office:value="2820.149658">
                <text:p>2820.149658</text:p>
              </table:table-cell>
              <table:table-cell office:value-type="float" office:value="2762.569262">
                <text:p>2762.569262</text:p>
              </table:table-cell>
              <table:table-cell office:value-type="float" office:value="2770.865156">
                <text:p>2770.865156</text:p>
              </table:table-cell>
              <table:table-cell office:value-type="float" office:value="2762.99057">
                <text:p>2762.99057</text:p>
              </table:table-cell>
              <table:table-cell office:value-type="float" office:value="2683.446939">
                <text:p>2683.446939</text:p>
              </table:table-cell>
              <table:table-cell office:value-type="float" office:value="2707.355033">
                <text:p>2707.355033</text:p>
              </table:table-cell>
              <table:table-cell office:value-type="float" office:value="2700.711391">
                <text:p>2700.711391</text:p>
              </table:table-cell>
              <table:table-cell office:value-type="float" office:value="2650.195429">
                <text:p>2650.195429</text:p>
              </table:table-cell>
              <table:table-cell office:value-type="float" office:value="2630.9312">
                <text:p>2630.9312</text:p>
              </table:table-cell>
              <table:table-cell office:value-type="float" office:value="2634.436762">
                <text:p>2634.436762</text:p>
              </table:table-cell>
              <table:table-cell office:value-type="float" office:value="2590.297689">
                <text:p>2590.297689</text:p>
              </table:table-cell>
              <table:table-cell office:value-type="float" office:value="2591.161984">
                <text:p>2591.161984</text:p>
              </table:table-cell>
              <table:table-cell office:value-type="float" office:value="2620.719895">
                <text:p>2620.719895</text:p>
              </table:table-cell>
              <table:table-cell office:value-type="float" office:value="2561.716603">
                <text:p>2561.716603</text:p>
              </table:table-cell>
              <table:table-cell office:value-type="float" office:value="2565.047599">
                <text:p>2565.047599</text:p>
              </table:table-cell>
              <table:table-cell office:value-type="float" office:value="2561.005893">
                <text:p>2561.005893</text:p>
              </table:table-cell>
              <table:table-cell office:value-type="float" office:value="2562.103137">
                <text:p>2562.103137</text:p>
              </table:table-cell>
              <table:table-cell office:value-type="float" office:value="2528.075414">
                <text:p>2528.075414</text:p>
              </table:table-cell>
              <table:table-cell office:value-type="float" office:value="2555.204415">
                <text:p>2555.204415</text:p>
              </table:table-cell>
              <table:table-cell office:value-type="float" office:value="2530.065824">
                <text:p>2530.065824</text:p>
              </table:table-cell>
              <table:table-cell office:value-type="float" office:value="2527.738792">
                <text:p>2527.738792</text:p>
              </table:table-cell>
              <table:table-cell office:value-type="float" office:value="2533.756988">
                <text:p>2533.756988</text:p>
              </table:table-cell>
              <table:table-cell office:value-type="float" office:value="2531.284387">
                <text:p>2531.284387</text:p>
              </table:table-cell>
              <table:table-cell office:value-type="float" office:value="2514.049834">
                <text:p>2514.049834</text:p>
              </table:table-cell>
              <table:table-cell office:value-type="float" office:value="2485.108903">
                <text:p>2485.108903</text:p>
              </table:table-cell>
              <table:table-cell office:value-type="float" office:value="2506.009791">
                <text:p>2506.009791</text:p>
              </table:table-cell>
              <table:table-cell office:value-type="float" office:value="2516.229246">
                <text:p>2516.229246</text:p>
              </table:table-cell>
              <table:table-cell office:value-type="float" office:value="2495.338494">
                <text:p>2495.338494</text:p>
              </table:table-cell>
              <table:table-cell office:value-type="float" office:value="2508.781097">
                <text:p>2508.781097</text:p>
              </table:table-cell>
              <table:table-cell office:value-type="float" office:value="2480.462983">
                <text:p>2480.462983</text:p>
              </table:table-cell>
              <table:table-cell office:value-type="float" office:value="2494.927129">
                <text:p>2494.927129</text:p>
              </table:table-cell>
              <table:table-cell office:value-type="float" office:value="2470.039646">
                <text:p>2470.039646</text:p>
              </table:table-cell>
              <table:table-cell office:value-type="float" office:value="2467.174994">
                <text:p>2467.174994</text:p>
              </table:table-cell>
              <table:table-cell office:value-type="float" office:value="2460.756086">
                <text:p>2460.756086</text:p>
              </table:table-cell>
              <table:table-cell office:value-type="float" office:value="2478.158728">
                <text:p>2478.158728</text:p>
              </table:table-cell>
              <table:table-cell office:value-type="float" office:value="2460.027542">
                <text:p>2460.027542</text:p>
              </table:table-cell>
              <table:table-cell office:value-type="float" office:value="2470.305247">
                <text:p>2470.305247</text:p>
              </table:table-cell>
              <table:table-cell office:value-type="float" office:value="2454.083766">
                <text:p>2454.083766</text:p>
              </table:table-cell>
              <table:table-cell office:value-type="float" office:value="2452.163284">
                <text:p>2452.163284</text:p>
              </table:table-cell>
              <table:table-cell office:value-type="float" office:value="2446.593084">
                <text:p>2446.593084</text:p>
              </table:table-cell>
              <table:table-cell office:value-type="float" office:value="2445.478196">
                <text:p>2445.478196</text:p>
              </table:table-cell>
              <table:table-cell office:value-type="float" office:value="2465.767752">
                <text:p>2465.767752</text:p>
              </table:table-cell>
              <table:table-cell office:value-type="float" office:value="2436.212472">
                <text:p>2436.212472</text:p>
              </table:table-cell>
              <table:table-cell office:value-type="float" office:value="2419.077423">
                <text:p>2419.077423</text:p>
              </table:table-cell>
              <table:table-cell office:value-type="float" office:value="2470.661564">
                <text:p>2470.661564</text:p>
              </table:table-cell>
              <table:table-cell office:value-type="float" office:value="2436.444585">
                <text:p>2436.444585</text:p>
              </table:table-cell>
              <table:table-cell office:value-type="float" office:value="2434.810811">
                <text:p>2434.810811</text:p>
              </table:table-cell>
              <table:table-cell office:value-type="float" office:value="2446.722742">
                <text:p>2446.722742</text:p>
              </table:table-cell>
              <table:table-cell office:value-type="float" office:value="2453.206895">
                <text:p>2453.206895</text:p>
              </table:table-cell>
              <table:table-cell office:value-type="float" office:value="2444.009623">
                <text:p>2444.009623</text:p>
              </table:table-cell>
              <table:table-cell office:value-type="float" office:value="2437.318314">
                <text:p>2437.318314</text:p>
              </table:table-cell>
              <table:table-cell office:value-type="float" office:value="2452.372044">
                <text:p>2452.372044</text:p>
              </table:table-cell>
              <table:table-cell office:value-type="float" office:value="2476.849898">
                <text:p>2476.849898</text:p>
              </table:table-cell>
              <table:table-cell office:value-type="float" office:value="2449.294654">
                <text:p>2449.294654</text:p>
              </table:table-cell>
              <table:table-cell office:value-type="float" office:value="2452.912551">
                <text:p>2452.912551</text:p>
              </table:table-cell>
              <table:table-cell office:value-type="float" office:value="2495.793544">
                <text:p>2495.793544</text:p>
              </table:table-cell>
              <table:table-cell office:value-type="float" office:value="2533.858418">
                <text:p>2533.858418</text:p>
              </table:table-cell>
              <table:table-cell office:value-type="float" office:value="2521.877456">
                <text:p>2521.877456</text:p>
              </table:table-cell>
              <table:table-cell office:value-type="float" office:value="2526.87456">
                <text:p>2526.87456</text:p>
              </table:table-cell>
              <table:table-cell office:value-type="float" office:value="2536.028398">
                <text:p>2536.028398</text:p>
              </table:table-cell>
              <table:table-cell office:value-type="float" office:value="2517.868985">
                <text:p>2517.868985</text:p>
              </table:table-cell>
              <table:table-cell office:value-type="float" office:value="2533.241117">
                <text:p>2533.241117</text:p>
              </table:table-cell>
              <table:table-cell office:value-type="float" office:value="2530.843577">
                <text:p>2530.843577</text:p>
              </table:table-cell>
              <table:table-cell office:value-type="float" office:value="2535.82214">
                <text:p>2535.82214</text:p>
              </table:table-cell>
              <table:table-cell office:value-type="float" office:value="2509.68254">
                <text:p>2509.68254</text:p>
              </table:table-cell>
              <table:table-cell office:value-type="float" office:value="2532.414543">
                <text:p>2532.414543</text:p>
              </table:table-cell>
              <table:table-cell office:value-type="float" office:value="2524.705221">
                <text:p>2524.705221</text:p>
              </table:table-cell>
              <table:table-cell office:value-type="float" office:value="2538.065836">
                <text:p>2538.065836</text:p>
              </table:table-cell>
              <table:table-cell office:value-type="float" office:value="2512.940336">
                <text:p>2512.940336</text:p>
              </table:table-cell>
              <table:table-cell office:value-type="float" office:value="2509.910612">
                <text:p>2509.910612</text:p>
              </table:table-cell>
              <table:table-cell office:value-type="float" office:value="2503.945345">
                <text:p>2503.945345</text:p>
              </table:table-cell>
              <table:table-cell office:value-type="float" office:value="2520.753333">
                <text:p>2520.753333</text:p>
              </table:table-cell>
              <table:table-cell office:value-type="float" office:value="2480.050338">
                <text:p>2480.050338</text:p>
              </table:table-cell>
              <table:table-cell office:value-type="float" office:value="2494.779316">
                <text:p>2494.779316</text:p>
              </table:table-cell>
              <table:table-cell office:value-type="float" office:value="2480.093708">
                <text:p>2480.093708</text:p>
              </table:table-cell>
              <table:table-cell office:value-type="float" office:value="2469.306609">
                <text:p>2469.306609</text:p>
              </table:table-cell>
              <table:table-cell office:value-type="float" office:value="2457.940256">
                <text:p>2457.940256</text:p>
              </table:table-cell>
              <table:table-cell office:value-type="float" office:value="2462.445674">
                <text:p>2462.445674</text:p>
              </table:table-cell>
              <table:table-cell office:value-type="float" office:value="2471.886799">
                <text:p>2471.886799</text:p>
              </table:table-cell>
              <table:table-cell office:value-type="float" office:value="2465.879831">
                <text:p>2465.879831</text:p>
              </table:table-cell>
              <table:table-cell office:value-type="float" office:value="2486.577092">
                <text:p>2486.577092</text:p>
              </table:table-cell>
              <table:table-cell office:value-type="float" office:value="2480.100637">
                <text:p>2480.100637</text:p>
              </table:table-cell>
              <table:table-cell office:value-type="float" office:value="2458.323068">
                <text:p>2458.323068</text:p>
              </table:table-cell>
              <table:table-cell office:value-type="float" office:value="2492.602855">
                <text:p>2492.602855</text:p>
              </table:table-cell>
              <table:table-cell office:value-type="float" office:value="2472.22387">
                <text:p>2472.22387</text:p>
              </table:table-cell>
              <table:table-cell office:value-type="float" office:value="2475.158836">
                <text:p>2475.158836</text:p>
              </table:table-cell>
              <table:table-cell office:value-type="float" office:value="2479.629675">
                <text:p>2479.629675</text:p>
              </table:table-cell>
              <table:table-cell office:value-type="float" office:value="2468.844951">
                <text:p>2468.844951</text:p>
              </table:table-cell>
              <table:table-cell office:value-type="float" office:value="2487.348685">
                <text:p>2487.348685</text:p>
              </table:table-cell>
              <table:table-cell office:value-type="float" office:value="2505.499436">
                <text:p>2505.499436</text:p>
              </table:table-cell>
              <table:table-cell office:value-type="float" office:value="2484.264814">
                <text:p>2484.264814</text:p>
              </table:table-cell>
              <table:table-cell office:value-type="float" office:value="2487.809382">
                <text:p>2487.809382</text:p>
              </table:table-cell>
              <table:table-cell office:value-type="float" office:value="2493.183458">
                <text:p>2493.183458</text:p>
              </table:table-cell>
              <table:table-cell office:value-type="float" office:value="2487.705258">
                <text:p>2487.705258</text:p>
              </table:table-cell>
              <table:table-cell office:value-type="float" office:value="2490.402275">
                <text:p>2490.402275</text:p>
              </table:table-cell>
              <table:table-cell office:value-type="float" office:value="2477.9857">
                <text:p>2477.9857</text:p>
              </table:table-cell>
              <table:table-cell office:value-type="float" office:value="2495.590302">
                <text:p>2495.590302</text:p>
              </table:table-cell>
              <table:table-cell office:value-type="float" office:value="2503.177151">
                <text:p>2503.177151</text:p>
              </table:table-cell>
              <table:table-cell office:value-type="float" office:value="2493.956401">
                <text:p>2493.956401</text:p>
              </table:table-cell>
              <table:table-cell office:value-type="float" office:value="2492.1743">
                <text:p>2492.1743</text:p>
              </table:table-cell>
              <table:table-cell office:value-type="float" office:value="2505.475315">
                <text:p>2505.475315</text:p>
              </table:table-cell>
              <table:table-cell office:value-type="float" office:value="2500.063322">
                <text:p>2500.063322</text:p>
              </table:table-cell>
              <table:table-cell office:value-type="float" office:value="2483.08205">
                <text:p>2483.08205</text:p>
              </table:table-cell>
              <table:table-cell office:value-type="float" office:value="2521.593251">
                <text:p>2521.593251</text:p>
              </table:table-cell>
              <table:table-cell office:value-type="float" office:value="2504.990111">
                <text:p>2504.990111</text:p>
              </table:table-cell>
              <table:table-cell office:value-type="float" office:value="2515.892431">
                <text:p>2515.892431</text:p>
              </table:table-cell>
              <table:table-cell office:value-type="float" office:value="2496.699991">
                <text:p>2496.699991</text:p>
              </table:table-cell>
              <table:table-cell office:value-type="float" office:value="2521.758708">
                <text:p>2521.758708</text:p>
              </table:table-cell>
              <table:table-cell office:value-type="float" office:value="2515.785612">
                <text:p>2515.785612</text:p>
              </table:table-cell>
              <table:table-cell office:value-type="float" office:value="2513.55122">
                <text:p>2513.55122</text:p>
              </table:table-cell>
              <table:table-cell office:value-type="float" office:value="2509.821435">
                <text:p>2509.821435</text:p>
              </table:table-cell>
              <table:table-cell office:value-type="float" office:value="2537.557021">
                <text:p>2537.557021</text:p>
              </table:table-cell>
              <table:table-cell office:value-type="float" office:value="2526.335465">
                <text:p>2526.335465</text:p>
              </table:table-cell>
              <table:table-cell office:value-type="float" office:value="2532.685342">
                <text:p>2532.685342</text:p>
              </table:table-cell>
              <table:table-cell office:value-type="float" office:value="2526.458193">
                <text:p>2526.458193</text:p>
              </table:table-cell>
              <table:table-cell office:value-type="float" office:value="2515.655506">
                <text:p>2515.655506</text:p>
              </table:table-cell>
              <table:table-cell office:value-type="float" office:value="2504.835432">
                <text:p>2504.835432</text:p>
              </table:table-cell>
              <table:table-cell office:value-type="float" office:value="2527.437135">
                <text:p>2527.437135</text:p>
              </table:table-cell>
              <table:table-cell office:value-type="float" office:value="2526.970408">
                <text:p>2526.970408</text:p>
              </table:table-cell>
              <table:table-cell office:value-type="float" office:value="2525.983061">
                <text:p>2525.983061</text:p>
              </table:table-cell>
              <table:table-cell office:value-type="float" office:value="2517.747732">
                <text:p>2517.747732</text:p>
              </table:table-cell>
              <table:table-cell office:value-type="float" office:value="2518.331479">
                <text:p>2518.331479</text:p>
              </table:table-cell>
              <table:table-cell office:value-type="float" office:value="2527.682914">
                <text:p>2527.682914</text:p>
              </table:table-cell>
              <table:table-cell office:value-type="float" office:value="2521.215827">
                <text:p>2521.215827</text:p>
              </table:table-cell>
              <table:table-cell office:value-type="float" office:value="2531.878335">
                <text:p>2531.878335</text:p>
              </table:table-cell>
              <table:table-cell office:value-type="float" office:value="2514.21452">
                <text:p>2514.21452</text:p>
              </table:table-cell>
              <table:table-cell office:value-type="float" office:value="2507.662361">
                <text:p>2507.662361</text:p>
              </table:table-cell>
              <table:table-cell office:value-type="float" office:value="2534.538012">
                <text:p>2534.538012</text:p>
              </table:table-cell>
              <table:table-cell office:value-type="float" office:value="2547.227372">
                <text:p>2547.227372</text:p>
              </table:table-cell>
              <table:table-cell office:value-type="float" office:value="2533.300589">
                <text:p>2533.300589</text:p>
              </table:table-cell>
              <table:table-cell office:value-type="float" office:value="2512.486694">
                <text:p>2512.486694</text:p>
              </table:table-cell>
              <table:table-cell office:value-type="float" office:value="2524.65377">
                <text:p>2524.65377</text:p>
              </table:table-cell>
              <table:table-cell office:value-type="float" office:value="2543.034774">
                <text:p>2543.034774</text:p>
              </table:table-cell>
              <table:table-cell office:value-type="float" office:value="2534.426766">
                <text:p>2534.426766</text:p>
              </table:table-cell>
              <table:table-cell office:value-type="float" office:value="2518.509059">
                <text:p>2518.509059</text:p>
              </table:table-cell>
              <table:table-cell office:value-type="float" office:value="2518.249743">
                <text:p>2518.249743</text:p>
              </table:table-cell>
              <table:table-cell office:value-type="float" office:value="2519.250692">
                <text:p>2519.250692</text:p>
              </table:table-cell>
              <table:table-cell office:value-type="float" office:value="2516.570549">
                <text:p>2516.570549</text:p>
              </table:table-cell>
              <table:table-cell office:value-type="float" office:value="2528.219891">
                <text:p>2528.219891</text:p>
              </table:table-cell>
              <table:table-cell office:value-type="float" office:value="2530.606205">
                <text:p>2530.606205</text:p>
              </table:table-cell>
              <table:table-cell office:value-type="float" office:value="2531.547425">
                <text:p>2531.547425</text:p>
              </table:table-cell>
              <table:table-cell office:value-type="float" office:value="2528.565559">
                <text:p>2528.565559</text:p>
              </table:table-cell>
              <table:table-cell office:value-type="float" office:value="2542.494589">
                <text:p>2542.494589</text:p>
              </table:table-cell>
              <table:table-cell office:value-type="float" office:value="2556.40899">
                <text:p>2556.40899</text:p>
              </table:table-cell>
              <table:table-cell office:value-type="float" office:value="2532.107817">
                <text:p>2532.107817</text:p>
              </table:table-cell>
              <table:table-cell office:value-type="float" office:value="2547.696345">
                <text:p>2547.696345</text:p>
              </table:table-cell>
              <table:table-cell office:value-type="float" office:value="2536.783246">
                <text:p>2536.783246</text:p>
              </table:table-cell>
              <table:table-cell office:value-type="float" office:value="2523.845992">
                <text:p>2523.845992</text:p>
              </table:table-cell>
              <table:table-cell office:value-type="float" office:value="2514.220292">
                <text:p>2514.220292</text:p>
              </table:table-cell>
              <table:table-cell office:value-type="float" office:value="2547.878994">
                <text:p>2547.878994</text:p>
              </table:table-cell>
              <table:table-cell office:value-type="float" office:value="2549.506803">
                <text:p>2549.506803</text:p>
              </table:table-cell>
              <table:table-cell office:value-type="float" office:value="2527.47377">
                <text:p>2527.47377</text:p>
              </table:table-cell>
              <table:table-cell office:value-type="float" office:value="2537.500629">
                <text:p>2537.500629</text:p>
              </table:table-cell>
              <table:table-cell office:value-type="float" office:value="2519.832193">
                <text:p>2519.832193</text:p>
              </table:table-cell>
              <table:table-cell office:value-type="float" office:value="2560.028298">
                <text:p>2560.028298</text:p>
              </table:table-cell>
              <table:table-cell office:value-type="float" office:value="2546.895628">
                <text:p>2546.895628</text:p>
              </table:table-cell>
              <table:table-cell office:value-type="float" office:value="2569.912221">
                <text:p>2569.912221</text:p>
              </table:table-cell>
              <table:table-cell office:value-type="float" office:value="2549.925669">
                <text:p>2549.925669</text:p>
              </table:table-cell>
              <table:table-cell office:value-type="float" office:value="2537.180945">
                <text:p>2537.180945</text:p>
              </table:table-cell>
              <table:table-cell office:value-type="float" office:value="2525.979982">
                <text:p>2525.979982</text:p>
              </table:table-cell>
              <table:table-cell office:value-type="float" office:value="2567.425954">
                <text:p>2567.425954</text:p>
              </table:table-cell>
              <table:table-cell office:value-type="float" office:value="2551.192414">
                <text:p>2551.192414</text:p>
              </table:table-cell>
            </table:table-row>
            <table:table-row>
              <table:table-cell office:value-type="string">
                <text:p>nqueens_omp_balanced</text:p>
              </table:table-cell>
              <table:table-cell office:value-type="float" office:value="41450.751621">
                <text:p>41450.751621</text:p>
              </table:table-cell>
              <table:table-cell office:value-type="float" office:value="91178.392108">
                <text:p>91178.392108</text:p>
              </table:table-cell>
              <table:table-cell office:value-type="float" office:value="59813.142072">
                <text:p>59813.142072</text:p>
              </table:table-cell>
              <table:table-cell office:value-type="float" office:value="46352.537004">
                <text:p>46352.537004</text:p>
              </table:table-cell>
              <table:table-cell office:value-type="float" office:value="37097.144448">
                <text:p>37097.144448</text:p>
              </table:table-cell>
              <table:table-cell office:value-type="float" office:value="30599.452107">
                <text:p>30599.452107</text:p>
              </table:table-cell>
              <table:table-cell office:value-type="float" office:value="26019.0973">
                <text:p>26019.0973</text:p>
              </table:table-cell>
              <table:table-cell office:value-type="float" office:value="22711.379161">
                <text:p>22711.379161</text:p>
              </table:table-cell>
              <table:table-cell office:value-type="float" office:value="20037.733515">
                <text:p>20037.733515</text:p>
              </table:table-cell>
              <table:table-cell office:value-type="float" office:value="18204.00646">
                <text:p>18204.00646</text:p>
              </table:table-cell>
              <table:table-cell office:value-type="float" office:value="16761.464899">
                <text:p>16761.464899</text:p>
              </table:table-cell>
              <table:table-cell office:value-type="float" office:value="15338.096336">
                <text:p>15338.096336</text:p>
              </table:table-cell>
              <table:table-cell office:value-type="float" office:value="14380.422068">
                <text:p>14380.422068</text:p>
              </table:table-cell>
              <table:table-cell office:value-type="float" office:value="13218.410237">
                <text:p>13218.410237</text:p>
              </table:table-cell>
              <table:table-cell office:value-type="float" office:value="11989.841046">
                <text:p>11989.841046</text:p>
              </table:table-cell>
              <table:table-cell office:value-type="float" office:value="11498.537075">
                <text:p>11498.537075</text:p>
              </table:table-cell>
              <table:table-cell office:value-type="float" office:value="11299.931252">
                <text:p>11299.931252</text:p>
              </table:table-cell>
              <table:table-cell office:value-type="float" office:value="10743.311129">
                <text:p>10743.311129</text:p>
              </table:table-cell>
              <table:table-cell office:value-type="float" office:value="9484.160563">
                <text:p>9484.160563</text:p>
              </table:table-cell>
              <table:table-cell office:value-type="float" office:value="9408.658253">
                <text:p>9408.658253</text:p>
              </table:table-cell>
              <table:table-cell office:value-type="float" office:value="9097.630997">
                <text:p>9097.630997</text:p>
              </table:table-cell>
              <table:table-cell office:value-type="float" office:value="8490.628807">
                <text:p>8490.628807</text:p>
              </table:table-cell>
              <table:table-cell office:value-type="float" office:value="8131.799348">
                <text:p>8131.799348</text:p>
              </table:table-cell>
              <table:table-cell office:value-type="float" office:value="7570.653084">
                <text:p>7570.653084</text:p>
              </table:table-cell>
              <table:table-cell office:value-type="float" office:value="7204.372913">
                <text:p>7204.372913</text:p>
              </table:table-cell>
              <table:table-cell office:value-type="float" office:value="7135.803907">
                <text:p>7135.803907</text:p>
              </table:table-cell>
              <table:table-cell office:value-type="float" office:value="7031.742071">
                <text:p>7031.742071</text:p>
              </table:table-cell>
              <table:table-cell office:value-type="float" office:value="6740.364359">
                <text:p>6740.364359</text:p>
              </table:table-cell>
              <table:table-cell office:value-type="float" office:value="6478.133965">
                <text:p>6478.133965</text:p>
              </table:table-cell>
              <table:table-cell office:value-type="float" office:value="6217.717362">
                <text:p>6217.717362</text:p>
              </table:table-cell>
              <table:table-cell office:value-type="float" office:value="5893.213175">
                <text:p>5893.213175</text:p>
              </table:table-cell>
              <table:table-cell office:value-type="float" office:value="5673.766772">
                <text:p>5673.766772</text:p>
              </table:table-cell>
              <table:table-cell office:value-type="float" office:value="5606.056355">
                <text:p>5606.056355</text:p>
              </table:table-cell>
              <table:table-cell office:value-type="float" office:value="5461.595747">
                <text:p>5461.595747</text:p>
              </table:table-cell>
              <table:table-cell office:value-type="float" office:value="5214.25504">
                <text:p>5214.25504</text:p>
              </table:table-cell>
              <table:table-cell office:value-type="float" office:value="5099.237376">
                <text:p>5099.237376</text:p>
              </table:table-cell>
              <table:table-cell office:value-type="float" office:value="5025.832683">
                <text:p>5025.832683</text:p>
              </table:table-cell>
              <table:table-cell office:value-type="float" office:value="4852.539117">
                <text:p>4852.539117</text:p>
              </table:table-cell>
              <table:table-cell office:value-type="float" office:value="4806.940322">
                <text:p>4806.940322</text:p>
              </table:table-cell>
              <table:table-cell office:value-type="float" office:value="4757.393679">
                <text:p>4757.393679</text:p>
              </table:table-cell>
              <table:table-cell office:value-type="float" office:value="4670.154008">
                <text:p>4670.154008</text:p>
              </table:table-cell>
              <table:table-cell office:value-type="float" office:value="4516.14302">
                <text:p>4516.14302</text:p>
              </table:table-cell>
              <table:table-cell office:value-type="float" office:value="4500.591575">
                <text:p>4500.591575</text:p>
              </table:table-cell>
              <table:table-cell office:value-type="float" office:value="4369.910772">
                <text:p>4369.910772</text:p>
              </table:table-cell>
              <table:table-cell office:value-type="float" office:value="4323.472186">
                <text:p>4323.472186</text:p>
              </table:table-cell>
              <table:table-cell office:value-type="float" office:value="4106.585376">
                <text:p>4106.585376</text:p>
              </table:table-cell>
              <table:table-cell office:value-type="float" office:value="4140.986932">
                <text:p>4140.986932</text:p>
              </table:table-cell>
              <table:table-cell office:value-type="float" office:value="3960.894404">
                <text:p>3960.894404</text:p>
              </table:table-cell>
              <table:table-cell office:value-type="float" office:value="3948.865328">
                <text:p>3948.865328</text:p>
              </table:table-cell>
              <table:table-cell office:value-type="float" office:value="3880.743933">
                <text:p>3880.743933</text:p>
              </table:table-cell>
              <table:table-cell office:value-type="float" office:value="3782.82783">
                <text:p>3782.82783</text:p>
              </table:table-cell>
              <table:table-cell office:value-type="float" office:value="3673.479039">
                <text:p>3673.479039</text:p>
              </table:table-cell>
              <table:table-cell office:value-type="float" office:value="3503.464375">
                <text:p>3503.464375</text:p>
              </table:table-cell>
              <table:table-cell office:value-type="float" office:value="3504.080391">
                <text:p>3504.080391</text:p>
              </table:table-cell>
              <table:table-cell office:value-type="float" office:value="3465.662538">
                <text:p>3465.662538</text:p>
              </table:table-cell>
              <table:table-cell office:value-type="float" office:value="3362.357666">
                <text:p>3362.357666</text:p>
              </table:table-cell>
              <table:table-cell office:value-type="float" office:value="3310.468852">
                <text:p>3310.468852</text:p>
              </table:table-cell>
              <table:table-cell office:value-type="float" office:value="3233.271823">
                <text:p>3233.271823</text:p>
              </table:table-cell>
              <table:table-cell office:value-type="float" office:value="3171.968635">
                <text:p>3171.968635</text:p>
              </table:table-cell>
              <table:table-cell office:value-type="float" office:value="3234.190906">
                <text:p>3234.190906</text:p>
              </table:table-cell>
              <table:table-cell office:value-type="float" office:value="3167.786045">
                <text:p>3167.786045</text:p>
              </table:table-cell>
              <table:table-cell office:value-type="float" office:value="3154.298725">
                <text:p>3154.298725</text:p>
              </table:table-cell>
              <table:table-cell office:value-type="float" office:value="3049.860425">
                <text:p>3049.860425</text:p>
              </table:table-cell>
              <table:table-cell office:value-type="float" office:value="3039.920431">
                <text:p>3039.920431</text:p>
              </table:table-cell>
              <table:table-cell office:value-type="float" office:value="3020.590379">
                <text:p>3020.590379</text:p>
              </table:table-cell>
              <table:table-cell office:value-type="float" office:value="3040.685672">
                <text:p>3040.685672</text:p>
              </table:table-cell>
              <table:table-cell office:value-type="float" office:value="2979.652385">
                <text:p>2979.652385</text:p>
              </table:table-cell>
              <table:table-cell office:value-type="float" office:value="2926.051207">
                <text:p>2926.051207</text:p>
              </table:table-cell>
              <table:table-cell office:value-type="float" office:value="2959.515967">
                <text:p>2959.515967</text:p>
              </table:table-cell>
              <table:table-cell office:value-type="float" office:value="2960.774048">
                <text:p>2960.774048</text:p>
              </table:table-cell>
              <table:table-cell office:value-type="float" office:value="2907.109742">
                <text:p>2907.109742</text:p>
              </table:table-cell>
              <table:table-cell office:value-type="float" office:value="2870.194592">
                <text:p>2870.194592</text:p>
              </table:table-cell>
              <table:table-cell office:value-type="float" office:value="2840.168031">
                <text:p>2840.168031</text:p>
              </table:table-cell>
              <table:table-cell office:value-type="float" office:value="2833.777031">
                <text:p>2833.777031</text:p>
              </table:table-cell>
              <table:table-cell office:value-type="float" office:value="2855.426158">
                <text:p>2855.426158</text:p>
              </table:table-cell>
              <table:table-cell office:value-type="float" office:value="2798.730525">
                <text:p>2798.730525</text:p>
              </table:table-cell>
              <table:table-cell office:value-type="float" office:value="2801.960798">
                <text:p>2801.960798</text:p>
              </table:table-cell>
              <table:table-cell office:value-type="float" office:value="2737.609474">
                <text:p>2737.609474</text:p>
              </table:table-cell>
              <table:table-cell office:value-type="float" office:value="2737.00571">
                <text:p>2737.00571</text:p>
              </table:table-cell>
              <table:table-cell office:value-type="float" office:value="2754.427022">
                <text:p>2754.427022</text:p>
              </table:table-cell>
              <table:table-cell office:value-type="float" office:value="2774.567738">
                <text:p>2774.567738</text:p>
              </table:table-cell>
              <table:table-cell office:value-type="float" office:value="2727.563304">
                <text:p>2727.563304</text:p>
              </table:table-cell>
              <table:table-cell office:value-type="float" office:value="2715.907417">
                <text:p>2715.907417</text:p>
              </table:table-cell>
              <table:table-cell office:value-type="float" office:value="2715.788152">
                <text:p>2715.788152</text:p>
              </table:table-cell>
              <table:table-cell office:value-type="float" office:value="2657.96185">
                <text:p>2657.96185</text:p>
              </table:table-cell>
              <table:table-cell office:value-type="float" office:value="2737.202988">
                <text:p>2737.202988</text:p>
              </table:table-cell>
              <table:table-cell office:value-type="float" office:value="2598.326952">
                <text:p>2598.326952</text:p>
              </table:table-cell>
              <table:table-cell office:value-type="float" office:value="2568.05506">
                <text:p>2568.05506</text:p>
              </table:table-cell>
              <table:table-cell office:value-type="float" office:value="2561.856268">
                <text:p>2561.856268</text:p>
              </table:table-cell>
              <table:table-cell office:value-type="float" office:value="2637.095798">
                <text:p>2637.095798</text:p>
              </table:table-cell>
              <table:table-cell office:value-type="float" office:value="2550.468165">
                <text:p>2550.468165</text:p>
              </table:table-cell>
              <table:table-cell office:value-type="float" office:value="2557.609138">
                <text:p>2557.609138</text:p>
              </table:table-cell>
              <table:table-cell office:value-type="float" office:value="2577.550781">
                <text:p>2577.550781</text:p>
              </table:table-cell>
              <table:table-cell office:value-type="float" office:value="2537.402215">
                <text:p>2537.402215</text:p>
              </table:table-cell>
              <table:table-cell office:value-type="float" office:value="2537.114608">
                <text:p>2537.114608</text:p>
              </table:table-cell>
              <table:table-cell office:value-type="float" office:value="2534.363959">
                <text:p>2534.363959</text:p>
              </table:table-cell>
              <table:table-cell office:value-type="float" office:value="2507.539696">
                <text:p>2507.539696</text:p>
              </table:table-cell>
              <table:table-cell office:value-type="float" office:value="2507.072008">
                <text:p>2507.072008</text:p>
              </table:table-cell>
              <table:table-cell office:value-type="float" office:value="2502.21271">
                <text:p>2502.21271</text:p>
              </table:table-cell>
              <table:table-cell office:value-type="float" office:value="2512.570162">
                <text:p>2512.570162</text:p>
              </table:table-cell>
              <table:table-cell office:value-type="float" office:value="2496.004167">
                <text:p>2496.004167</text:p>
              </table:table-cell>
              <table:table-cell office:value-type="float" office:value="2489.697336">
                <text:p>2489.697336</text:p>
              </table:table-cell>
              <table:table-cell office:value-type="float" office:value="2487.762228">
                <text:p>2487.762228</text:p>
              </table:table-cell>
              <table:table-cell office:value-type="float" office:value="2513.870713">
                <text:p>2513.870713</text:p>
              </table:table-cell>
              <table:table-cell office:value-type="float" office:value="2508.455573">
                <text:p>2508.455573</text:p>
              </table:table-cell>
              <table:table-cell office:value-type="float" office:value="2485.652296">
                <text:p>2485.652296</text:p>
              </table:table-cell>
              <table:table-cell office:value-type="float" office:value="2468.045">
                <text:p>2468.045</text:p>
              </table:table-cell>
              <table:table-cell office:value-type="float" office:value="2479.733541">
                <text:p>2479.733541</text:p>
              </table:table-cell>
              <table:table-cell office:value-type="float" office:value="2490.068474">
                <text:p>2490.068474</text:p>
              </table:table-cell>
              <table:table-cell office:value-type="float" office:value="2481.901405">
                <text:p>2481.901405</text:p>
              </table:table-cell>
              <table:table-cell office:value-type="float" office:value="2457.030601">
                <text:p>2457.030601</text:p>
              </table:table-cell>
              <table:table-cell office:value-type="float" office:value="2475.390049">
                <text:p>2475.390049</text:p>
              </table:table-cell>
              <table:table-cell office:value-type="float" office:value="2464.754999">
                <text:p>2464.754999</text:p>
              </table:table-cell>
              <table:table-cell office:value-type="float" office:value="2449.868072">
                <text:p>2449.868072</text:p>
              </table:table-cell>
              <table:table-cell office:value-type="float" office:value="2457.489631">
                <text:p>2457.489631</text:p>
              </table:table-cell>
              <table:table-cell office:value-type="float" office:value="2448.528258">
                <text:p>2448.528258</text:p>
              </table:table-cell>
              <table:table-cell office:value-type="float" office:value="2462.112965">
                <text:p>2462.112965</text:p>
              </table:table-cell>
              <table:table-cell office:value-type="float" office:value="2448.373259">
                <text:p>2448.373259</text:p>
              </table:table-cell>
              <table:table-cell office:value-type="float" office:value="2429.390607">
                <text:p>2429.390607</text:p>
              </table:table-cell>
              <table:table-cell office:value-type="float" office:value="2425.806647">
                <text:p>2425.806647</text:p>
              </table:table-cell>
              <table:table-cell office:value-type="float" office:value="2465.761144">
                <text:p>2465.761144</text:p>
              </table:table-cell>
              <table:table-cell office:value-type="float" office:value="2454.500902">
                <text:p>2454.500902</text:p>
              </table:table-cell>
              <table:table-cell office:value-type="float" office:value="2459.902952">
                <text:p>2459.902952</text:p>
              </table:table-cell>
              <table:table-cell office:value-type="float" office:value="2452.213004">
                <text:p>2452.213004</text:p>
              </table:table-cell>
              <table:table-cell office:value-type="float" office:value="2431.521004">
                <text:p>2431.521004</text:p>
              </table:table-cell>
              <table:table-cell office:value-type="float" office:value="2427.696657">
                <text:p>2427.696657</text:p>
              </table:table-cell>
              <table:table-cell office:value-type="float" office:value="2443.761086">
                <text:p>2443.761086</text:p>
              </table:table-cell>
              <table:table-cell office:value-type="float" office:value="2446.694513">
                <text:p>2446.694513</text:p>
              </table:table-cell>
              <table:table-cell office:value-type="float" office:value="2454.774909">
                <text:p>2454.774909</text:p>
              </table:table-cell>
              <table:table-cell office:value-type="float" office:value="2413.736512">
                <text:p>2413.736512</text:p>
              </table:table-cell>
              <table:table-cell office:value-type="float" office:value="2440.894572">
                <text:p>2440.894572</text:p>
              </table:table-cell>
              <table:table-cell office:value-type="float" office:value="2442.706955">
                <text:p>2442.706955</text:p>
              </table:table-cell>
              <table:table-cell office:value-type="float" office:value="2471.940753">
                <text:p>2471.940753</text:p>
              </table:table-cell>
              <table:table-cell office:value-type="float" office:value="2479.059722">
                <text:p>2479.059722</text:p>
              </table:table-cell>
              <table:table-cell office:value-type="float" office:value="2485.919373">
                <text:p>2485.919373</text:p>
              </table:table-cell>
              <table:table-cell office:value-type="float" office:value="2500.07134">
                <text:p>2500.07134</text:p>
              </table:table-cell>
              <table:table-cell office:value-type="float" office:value="2505.147163">
                <text:p>2505.147163</text:p>
              </table:table-cell>
              <table:table-cell office:value-type="float" office:value="2526.010134">
                <text:p>2526.010134</text:p>
              </table:table-cell>
              <table:table-cell office:value-type="float" office:value="2522.756445">
                <text:p>2522.756445</text:p>
              </table:table-cell>
              <table:table-cell office:value-type="float" office:value="2505.688117">
                <text:p>2505.688117</text:p>
              </table:table-cell>
              <table:table-cell office:value-type="float" office:value="2521.45198">
                <text:p>2521.45198</text:p>
              </table:table-cell>
              <table:table-cell office:value-type="float" office:value="2501.522079">
                <text:p>2501.522079</text:p>
              </table:table-cell>
              <table:table-cell office:value-type="float" office:value="2497.005432">
                <text:p>2497.005432</text:p>
              </table:table-cell>
              <table:table-cell office:value-type="float" office:value="2483.261556">
                <text:p>2483.261556</text:p>
              </table:table-cell>
              <table:table-cell office:value-type="float" office:value="2507.608215">
                <text:p>2507.608215</text:p>
              </table:table-cell>
              <table:table-cell office:value-type="float" office:value="2501.723653">
                <text:p>2501.723653</text:p>
              </table:table-cell>
              <table:table-cell office:value-type="float" office:value="2489.804156">
                <text:p>2489.804156</text:p>
              </table:table-cell>
              <table:table-cell office:value-type="float" office:value="2479.978165">
                <text:p>2479.978165</text:p>
              </table:table-cell>
              <table:table-cell office:value-type="float" office:value="2483.345922">
                <text:p>2483.345922</text:p>
              </table:table-cell>
              <table:table-cell office:value-type="float" office:value="2446.298163">
                <text:p>2446.298163</text:p>
              </table:table-cell>
              <table:table-cell office:value-type="float" office:value="2424.580902">
                <text:p>2424.580902</text:p>
              </table:table-cell>
              <table:table-cell office:value-type="float" office:value="2449.939092">
                <text:p>2449.939092</text:p>
              </table:table-cell>
              <table:table-cell office:value-type="float" office:value="2443.951499">
                <text:p>2443.951499</text:p>
              </table:table-cell>
              <table:table-cell office:value-type="float" office:value="2424.925992">
                <text:p>2424.925992</text:p>
              </table:table-cell>
              <table:table-cell office:value-type="float" office:value="2450.703433">
                <text:p>2450.703433</text:p>
              </table:table-cell>
              <table:table-cell office:value-type="float" office:value="2443.985051">
                <text:p>2443.985051</text:p>
              </table:table-cell>
              <table:table-cell office:value-type="float" office:value="2455.962547">
                <text:p>2455.962547</text:p>
              </table:table-cell>
              <table:table-cell office:value-type="float" office:value="2447.664666">
                <text:p>2447.664666</text:p>
              </table:table-cell>
              <table:table-cell office:value-type="float" office:value="2456.546037">
                <text:p>2456.546037</text:p>
              </table:table-cell>
              <table:table-cell office:value-type="float" office:value="2452.007836">
                <text:p>2452.007836</text:p>
              </table:table-cell>
              <table:table-cell office:value-type="float" office:value="2458.604004">
                <text:p>2458.604004</text:p>
              </table:table-cell>
              <table:table-cell office:value-type="float" office:value="2447.932386">
                <text:p>2447.932386</text:p>
              </table:table-cell>
              <table:table-cell office:value-type="float" office:value="2450.428981">
                <text:p>2450.428981</text:p>
              </table:table-cell>
              <table:table-cell office:value-type="float" office:value="2448.575346">
                <text:p>2448.575346</text:p>
              </table:table-cell>
              <table:table-cell office:value-type="float" office:value="2437.039559">
                <text:p>2437.039559</text:p>
              </table:table-cell>
              <table:table-cell office:value-type="float" office:value="2447.112933">
                <text:p>2447.112933</text:p>
              </table:table-cell>
              <table:table-cell office:value-type="float" office:value="2490.857711">
                <text:p>2490.857711</text:p>
              </table:table-cell>
              <table:table-cell office:value-type="float" office:value="2489.11237">
                <text:p>2489.11237</text:p>
              </table:table-cell>
              <table:table-cell office:value-type="float" office:value="2465.433569">
                <text:p>2465.433569</text:p>
              </table:table-cell>
              <table:table-cell office:value-type="float" office:value="2461.304676">
                <text:p>2461.304676</text:p>
              </table:table-cell>
              <table:table-cell office:value-type="float" office:value="2466.590927">
                <text:p>2466.590927</text:p>
              </table:table-cell>
              <table:table-cell office:value-type="float" office:value="2468.44552">
                <text:p>2468.44552</text:p>
              </table:table-cell>
              <table:table-cell office:value-type="float" office:value="2461.065827">
                <text:p>2461.065827</text:p>
              </table:table-cell>
              <table:table-cell office:value-type="float" office:value="2478.486944">
                <text:p>2478.486944</text:p>
              </table:table-cell>
              <table:table-cell office:value-type="float" office:value="2438.070724">
                <text:p>2438.070724</text:p>
              </table:table-cell>
              <table:table-cell office:value-type="float" office:value="2466.336743">
                <text:p>2466.336743</text:p>
              </table:table-cell>
              <table:table-cell office:value-type="float" office:value="2474.540188">
                <text:p>2474.540188</text:p>
              </table:table-cell>
              <table:table-cell office:value-type="float" office:value="2450.616056">
                <text:p>2450.616056</text:p>
              </table:table-cell>
              <table:table-cell office:value-type="float" office:value="2446.879278">
                <text:p>2446.879278</text:p>
              </table:table-cell>
              <table:table-cell office:value-type="float" office:value="2443.151678">
                <text:p>2443.151678</text:p>
              </table:table-cell>
              <table:table-cell office:value-type="float" office:value="2482.134673">
                <text:p>2482.134673</text:p>
              </table:table-cell>
              <table:table-cell office:value-type="float" office:value="2477.266971">
                <text:p>2477.266971</text:p>
              </table:table-cell>
              <table:table-cell office:value-type="float" office:value="2477.974409">
                <text:p>2477.974409</text:p>
              </table:table-cell>
              <table:table-cell office:value-type="float" office:value="2495.161746">
                <text:p>2495.161746</text:p>
              </table:table-cell>
              <table:table-cell office:value-type="float" office:value="2466.668746">
                <text:p>2466.668746</text:p>
              </table:table-cell>
              <table:table-cell office:value-type="float" office:value="2519.65673">
                <text:p>2519.65673</text:p>
              </table:table-cell>
              <table:table-cell office:value-type="float" office:value="2491.645278">
                <text:p>2491.645278</text:p>
              </table:table-cell>
              <table:table-cell office:value-type="float" office:value="2509.027261">
                <text:p>2509.027261</text:p>
              </table:table-cell>
              <table:table-cell office:value-type="float" office:value="2480.641784">
                <text:p>2480.641784</text:p>
              </table:table-cell>
              <table:table-cell office:value-type="float" office:value="2484.128229">
                <text:p>2484.128229</text:p>
              </table:table-cell>
              <table:table-cell office:value-type="float" office:value="2480.800377">
                <text:p>2480.800377</text:p>
              </table:table-cell>
              <table:table-cell office:value-type="float" office:value="2482.780587">
                <text:p>2482.780587</text:p>
              </table:table-cell>
              <table:table-cell office:value-type="float" office:value="2498.973712">
                <text:p>2498.973712</text:p>
              </table:table-cell>
              <table:table-cell office:value-type="float" office:value="2464.463928">
                <text:p>2464.463928</text:p>
              </table:table-cell>
              <table:table-cell office:value-type="float" office:value="2496.620183">
                <text:p>2496.620183</text:p>
              </table:table-cell>
              <table:table-cell office:value-type="float" office:value="2474.593758">
                <text:p>2474.593758</text:p>
              </table:table-cell>
              <table:table-cell office:value-type="float" office:value="2492.48154">
                <text:p>2492.48154</text:p>
              </table:table-cell>
              <table:table-cell office:value-type="float" office:value="2474.322702">
                <text:p>2474.322702</text:p>
              </table:table-cell>
              <table:table-cell office:value-type="float" office:value="2511.0706">
                <text:p>2511.0706</text:p>
              </table:table-cell>
              <table:table-cell office:value-type="float" office:value="2479.182192">
                <text:p>2479.182192</text:p>
              </table:table-cell>
              <table:table-cell office:value-type="float" office:value="2482.047872">
                <text:p>2482.047872</text:p>
              </table:table-cell>
              <table:table-cell office:value-type="float" office:value="2509.819832">
                <text:p>2509.819832</text:p>
              </table:table-cell>
              <table:table-cell office:value-type="float" office:value="2498.826475">
                <text:p>2498.826475</text:p>
              </table:table-cell>
              <table:table-cell office:value-type="float" office:value="2464.290838">
                <text:p>2464.290838</text:p>
              </table:table-cell>
              <table:table-cell office:value-type="float" office:value="2488.972384">
                <text:p>2488.972384</text:p>
              </table:table-cell>
              <table:table-cell office:value-type="float" office:value="2480.191867">
                <text:p>2480.191867</text:p>
              </table:table-cell>
              <table:table-cell office:value-type="float" office:value="2523.013194">
                <text:p>2523.013194</text:p>
              </table:table-cell>
              <table:table-cell office:value-type="float" office:value="2488.676759">
                <text:p>2488.676759</text:p>
              </table:table-cell>
              <table:table-cell office:value-type="float" office:value="2487.492713">
                <text:p>2487.492713</text:p>
              </table:table-cell>
              <table:table-cell office:value-type="float" office:value="2490.480477">
                <text:p>2490.480477</text:p>
              </table:table-cell>
              <table:table-cell office:value-type="float" office:value="2491.116384">
                <text:p>2491.116384</text:p>
              </table:table-cell>
              <table:table-cell office:value-type="float" office:value="2488.941078">
                <text:p>2488.941078</text:p>
              </table:table-cell>
              <table:table-cell office:value-type="float" office:value="2498.156312">
                <text:p>2498.156312</text:p>
              </table:table-cell>
              <table:table-cell office:value-type="float" office:value="2493.445214">
                <text:p>2493.445214</text:p>
              </table:table-cell>
              <table:table-cell office:value-type="float" office:value="2494.396825">
                <text:p>2494.396825</text:p>
              </table:table-cell>
              <table:table-cell office:value-type="float" office:value="2524.996678">
                <text:p>2524.996678</text:p>
              </table:table-cell>
              <table:table-cell office:value-type="float" office:value="2515.130845">
                <text:p>2515.130845</text:p>
              </table:table-cell>
              <table:table-cell office:value-type="float" office:value="2484.372016">
                <text:p>2484.372016</text:p>
              </table:table-cell>
              <table:table-cell office:value-type="float" office:value="2509.200607">
                <text:p>2509.200607</text:p>
              </table:table-cell>
              <table:table-cell office:value-type="float" office:value="2510.934463">
                <text:p>2510.934463</text:p>
              </table:table-cell>
              <table:table-cell office:value-type="float" office:value="2471.982198">
                <text:p>2471.982198</text:p>
              </table:table-cell>
              <table:table-cell office:value-type="float" office:value="2517.677739">
                <text:p>2517.677739</text:p>
              </table:table-cell>
              <table:table-cell office:value-type="float" office:value="2518.878401">
                <text:p>2518.878401</text:p>
              </table:table-cell>
              <table:table-cell office:value-type="float" office:value="2526.09745">
                <text:p>2526.09745</text:p>
              </table:table-cell>
              <table:table-cell office:value-type="float" office:value="2500.807392">
                <text:p>2500.807392</text:p>
              </table:table-cell>
              <table:table-cell office:value-type="float" office:value="2507.046602">
                <text:p>2507.046602</text:p>
              </table:table-cell>
              <table:table-cell office:value-type="float" office:value="2514.341676">
                <text:p>2514.341676</text:p>
              </table:table-cell>
              <table:table-cell office:value-type="float" office:value="2514.778251">
                <text:p>2514.778251</text:p>
              </table:table-cell>
              <table:table-cell office:value-type="float" office:value="2483.939739">
                <text:p>2483.939739</text:p>
              </table:table-cell>
              <table:table-cell office:value-type="float" office:value="2487.568094">
                <text:p>2487.568094</text:p>
              </table:table-cell>
              <table:table-cell office:value-type="float" office:value="2501.30562">
                <text:p>2501.30562</text:p>
              </table:table-cell>
              <table:table-cell office:value-type="float" office:value="2501.843687">
                <text:p>2501.843687</text:p>
              </table:table-cell>
              <table:table-cell office:value-type="float" office:value="2516.44673">
                <text:p>2516.44673</text:p>
              </table:table-cell>
              <table:table-cell office:value-type="float" office:value="2500.636227">
                <text:p>2500.636227</text:p>
              </table:table-cell>
              <table:table-cell office:value-type="float" office:value="2494.942719">
                <text:p>2494.942719</text:p>
              </table:table-cell>
              <table:table-cell office:value-type="float" office:value="2493.35931">
                <text:p>2493.35931</text:p>
              </table:table-cell>
              <table:table-cell office:value-type="float" office:value="2493.665585">
                <text:p>2493.665585</text:p>
              </table:table-cell>
              <table:table-cell office:value-type="float" office:value="2502.565241">
                <text:p>2502.565241</text:p>
              </table:table-cell>
              <table:table-cell office:value-type="float" office:value="2497.385875">
                <text:p>2497.385875</text:p>
              </table:table-cell>
              <table:table-cell office:value-type="float" office:value="2501.438677">
                <text:p>2501.438677</text:p>
              </table:table-cell>
            </table:table-row>
            <table:table-row>
              <table:table-cell office:value-type="string">
                <text:p>nqueens_omp_cilk</text:p>
              </table:table-cell>
              <table:table-cell office:value-type="float" office:value="46251.207726">
                <text:p>46251.207726</text:p>
              </table:table-cell>
              <table:table-cell office:value-type="float" office:value="31662.722032">
                <text:p>31662.722032</text:p>
              </table:table-cell>
              <table:table-cell office:value-type="float" office:value="21230.173841">
                <text:p>21230.173841</text:p>
              </table:table-cell>
              <table:table-cell office:value-type="float" office:value="15848.813634">
                <text:p>15848.813634</text:p>
              </table:table-cell>
              <table:table-cell office:value-type="float" office:value="12765.449569">
                <text:p>12765.449569</text:p>
              </table:table-cell>
              <table:table-cell office:value-type="float" office:value="10598.667872">
                <text:p>10598.667872</text:p>
              </table:table-cell>
              <table:table-cell office:value-type="float" office:value="9097.547018">
                <text:p>9097.547018</text:p>
              </table:table-cell>
              <table:table-cell office:value-type="float" office:value="7967.808206">
                <text:p>7967.808206</text:p>
              </table:table-cell>
              <table:table-cell office:value-type="float" office:value="7101.226633">
                <text:p>7101.226633</text:p>
              </table:table-cell>
              <table:table-cell office:value-type="float" office:value="6482.594601">
                <text:p>6482.594601</text:p>
              </table:table-cell>
              <table:table-cell office:value-type="float" office:value="5894.103263">
                <text:p>5894.103263</text:p>
              </table:table-cell>
              <table:table-cell office:value-type="float" office:value="5353.879125">
                <text:p>5353.879125</text:p>
              </table:table-cell>
              <table:table-cell office:value-type="float" office:value="4970.626858">
                <text:p>4970.626858</text:p>
              </table:table-cell>
              <table:table-cell office:value-type="float" office:value="4645.714135">
                <text:p>4645.714135</text:p>
              </table:table-cell>
              <table:table-cell office:value-type="float" office:value="4319.593307">
                <text:p>4319.593307</text:p>
              </table:table-cell>
              <table:table-cell office:value-type="float" office:value="4045.642678">
                <text:p>4045.642678</text:p>
              </table:table-cell>
              <table:table-cell office:value-type="float" office:value="3805.14135">
                <text:p>3805.14135</text:p>
              </table:table-cell>
              <table:table-cell office:value-type="float" office:value="3628.53302">
                <text:p>3628.53302</text:p>
              </table:table-cell>
              <table:table-cell office:value-type="float" office:value="3411.707223">
                <text:p>3411.707223</text:p>
              </table:table-cell>
              <table:table-cell office:value-type="float" office:value="3266.926868">
                <text:p>3266.926868</text:p>
              </table:table-cell>
              <table:table-cell office:value-type="float" office:value="3105.964613">
                <text:p>3105.964613</text:p>
              </table:table-cell>
              <table:table-cell office:value-type="float" office:value="2979.210741">
                <text:p>2979.210741</text:p>
              </table:table-cell>
              <table:table-cell office:value-type="float" office:value="2841.792115">
                <text:p>2841.792115</text:p>
              </table:table-cell>
              <table:table-cell office:value-type="float" office:value="2738.574944">
                <text:p>2738.574944</text:p>
              </table:table-cell>
              <table:table-cell office:value-type="float" office:value="2640.986289">
                <text:p>2640.986289</text:p>
              </table:table-cell>
              <table:table-cell office:value-type="float" office:value="2568.156874">
                <text:p>2568.156874</text:p>
              </table:table-cell>
              <table:table-cell office:value-type="float" office:value="2446.089915">
                <text:p>2446.089915</text:p>
              </table:table-cell>
              <table:table-cell office:value-type="float" office:value="2405.583045">
                <text:p>2405.583045</text:p>
              </table:table-cell>
              <table:table-cell office:value-type="float" office:value="2278.195962">
                <text:p>2278.195962</text:p>
              </table:table-cell>
              <table:table-cell office:value-type="float" office:value="2204.126237">
                <text:p>2204.126237</text:p>
              </table:table-cell>
              <table:table-cell office:value-type="float" office:value="2144.796524">
                <text:p>2144.796524</text:p>
              </table:table-cell>
              <table:table-cell office:value-type="float" office:value="2161.439439">
                <text:p>2161.439439</text:p>
              </table:table-cell>
              <table:table-cell office:value-type="float" office:value="2028.219187">
                <text:p>2028.219187</text:p>
              </table:table-cell>
              <table:table-cell office:value-type="float" office:value="1983.983557">
                <text:p>1983.983557</text:p>
              </table:table-cell>
              <table:table-cell office:value-type="float" office:value="1904.103883">
                <text:p>1904.103883</text:p>
              </table:table-cell>
              <table:table-cell office:value-type="float" office:value="1872.392802">
                <text:p>1872.392802</text:p>
              </table:table-cell>
              <table:table-cell office:value-type="float" office:value="1852.98307">
                <text:p>1852.98307</text:p>
              </table:table-cell>
              <table:table-cell office:value-type="float" office:value="1783.949775">
                <text:p>1783.949775</text:p>
              </table:table-cell>
              <table:table-cell office:value-type="float" office:value="1774.175235">
                <text:p>1774.175235</text:p>
              </table:table-cell>
              <table:table-cell office:value-type="float" office:value="1710.772252">
                <text:p>1710.772252</text:p>
              </table:table-cell>
              <table:table-cell office:value-type="float" office:value="1644.655126">
                <text:p>1644.655126</text:p>
              </table:table-cell>
              <table:table-cell office:value-type="float" office:value="1648.163511">
                <text:p>1648.163511</text:p>
              </table:table-cell>
              <table:table-cell office:value-type="float" office:value="1611.722658">
                <text:p>1611.722658</text:p>
              </table:table-cell>
              <table:table-cell office:value-type="float" office:value="1547.150387">
                <text:p>1547.150387</text:p>
              </table:table-cell>
              <table:table-cell office:value-type="float" office:value="1552.999149">
                <text:p>1552.999149</text:p>
              </table:table-cell>
              <table:table-cell office:value-type="float" office:value="1550.012729">
                <text:p>1550.012729</text:p>
              </table:table-cell>
              <table:table-cell office:value-type="float" office:value="1524.976404">
                <text:p>1524.976404</text:p>
              </table:table-cell>
              <table:table-cell office:value-type="float" office:value="1492.440415">
                <text:p>1492.440415</text:p>
              </table:table-cell>
              <table:table-cell office:value-type="float" office:value="1414.217804">
                <text:p>1414.217804</text:p>
              </table:table-cell>
              <table:table-cell office:value-type="float" office:value="1424.61856">
                <text:p>1424.61856</text:p>
              </table:table-cell>
              <table:table-cell office:value-type="float" office:value="1372.433282">
                <text:p>1372.433282</text:p>
              </table:table-cell>
              <table:table-cell office:value-type="float" office:value="1366.231093">
                <text:p>1366.231093</text:p>
              </table:table-cell>
              <table:table-cell office:value-type="float" office:value="1372.462604">
                <text:p>1372.462604</text:p>
              </table:table-cell>
              <table:table-cell office:value-type="float" office:value="1309.643817">
                <text:p>1309.643817</text:p>
              </table:table-cell>
              <table:table-cell office:value-type="float" office:value="1302.007888">
                <text:p>1302.007888</text:p>
              </table:table-cell>
              <table:table-cell office:value-type="float" office:value="1279.222958">
                <text:p>1279.222958</text:p>
              </table:table-cell>
              <table:table-cell office:value-type="float" office:value="1287.626951">
                <text:p>1287.626951</text:p>
              </table:table-cell>
              <table:table-cell office:value-type="float" office:value="1264.843368">
                <text:p>1264.843368</text:p>
              </table:table-cell>
              <table:table-cell office:value-type="float" office:value="1302.938198">
                <text:p>1302.938198</text:p>
              </table:table-cell>
              <table:table-cell office:value-type="float" office:value="1312.432509">
                <text:p>1312.432509</text:p>
              </table:table-cell>
              <table:table-cell office:value-type="float" office:value="1195.937035">
                <text:p>1195.937035</text:p>
              </table:table-cell>
              <table:table-cell office:value-type="float" office:value="1240.588002">
                <text:p>1240.588002</text:p>
              </table:table-cell>
              <table:table-cell office:value-type="float" office:value="1190.754396">
                <text:p>1190.754396</text:p>
              </table:table-cell>
              <table:table-cell office:value-type="float" office:value="1173.170582">
                <text:p>1173.170582</text:p>
              </table:table-cell>
              <table:table-cell office:value-type="float" office:value="1156.794741">
                <text:p>1156.794741</text:p>
              </table:table-cell>
              <table:table-cell office:value-type="float" office:value="1141.60359">
                <text:p>1141.60359</text:p>
              </table:table-cell>
              <table:table-cell office:value-type="float" office:value="1141.331443">
                <text:p>1141.331443</text:p>
              </table:table-cell>
              <table:table-cell office:value-type="float" office:value="1130.550056">
                <text:p>1130.550056</text:p>
              </table:table-cell>
              <table:table-cell office:value-type="float" office:value="1131.404281">
                <text:p>1131.404281</text:p>
              </table:table-cell>
              <table:table-cell office:value-type="float" office:value="1116.733556">
                <text:p>1116.733556</text:p>
              </table:table-cell>
              <table:table-cell office:value-type="float" office:value="1123.385731">
                <text:p>1123.385731</text:p>
              </table:table-cell>
              <table:table-cell office:value-type="float" office:value="1107.519861">
                <text:p>1107.519861</text:p>
              </table:table-cell>
              <table:table-cell office:value-type="float" office:value="1097.731015">
                <text:p>1097.731015</text:p>
              </table:table-cell>
              <table:table-cell office:value-type="float" office:value="1106.550412">
                <text:p>1106.550412</text:p>
              </table:table-cell>
              <table:table-cell office:value-type="float" office:value="1096.319219">
                <text:p>1096.319219</text:p>
              </table:table-cell>
              <table:table-cell office:value-type="float" office:value="1113.862167">
                <text:p>1113.862167</text:p>
              </table:table-cell>
              <table:table-cell office:value-type="float" office:value="1108.264444">
                <text:p>1108.264444</text:p>
              </table:table-cell>
              <table:table-cell office:value-type="float" office:value="1083.370094">
                <text:p>1083.370094</text:p>
              </table:table-cell>
              <table:table-cell office:value-type="float" office:value="1062.46728">
                <text:p>1062.46728</text:p>
              </table:table-cell>
              <table:table-cell office:value-type="float" office:value="1064.794954">
                <text:p>1064.794954</text:p>
              </table:table-cell>
              <table:table-cell office:value-type="float" office:value="1072.7464">
                <text:p>1072.7464</text:p>
              </table:table-cell>
              <table:table-cell office:value-type="float" office:value="1043.691977">
                <text:p>1043.691977</text:p>
              </table:table-cell>
              <table:table-cell office:value-type="float" office:value="1060.672864">
                <text:p>1060.672864</text:p>
              </table:table-cell>
              <table:table-cell office:value-type="float" office:value="1050.085928">
                <text:p>1050.085928</text:p>
              </table:table-cell>
              <table:table-cell office:value-type="float" office:value="1053.195205">
                <text:p>1053.195205</text:p>
              </table:table-cell>
              <table:table-cell office:value-type="float" office:value="1043.719693">
                <text:p>1043.719693</text:p>
              </table:table-cell>
              <table:table-cell office:value-type="float" office:value="1028.620862">
                <text:p>1028.620862</text:p>
              </table:table-cell>
              <table:table-cell office:value-type="float" office:value="1065.305052">
                <text:p>1065.305052</text:p>
              </table:table-cell>
              <table:table-cell office:value-type="float" office:value="1027.788835">
                <text:p>1027.788835</text:p>
              </table:table-cell>
              <table:table-cell office:value-type="float" office:value="1020.111843">
                <text:p>1020.111843</text:p>
              </table:table-cell>
              <table:table-cell office:value-type="float" office:value="1008.358635">
                <text:p>1008.358635</text:p>
              </table:table-cell>
              <table:table-cell office:value-type="float" office:value="1001.99933">
                <text:p>1001.99933</text:p>
              </table:table-cell>
              <table:table-cell office:value-type="float" office:value="1003.041016">
                <text:p>1003.041016</text:p>
              </table:table-cell>
              <table:table-cell office:value-type="float" office:value="1019.382403">
                <text:p>1019.382403</text:p>
              </table:table-cell>
              <table:table-cell office:value-type="float" office:value="995.572145">
                <text:p>995.572145</text:p>
              </table:table-cell>
              <table:table-cell office:value-type="float" office:value="1015.752636">
                <text:p>1015.752636</text:p>
              </table:table-cell>
              <table:table-cell office:value-type="float" office:value="991.908505">
                <text:p>991.908505</text:p>
              </table:table-cell>
              <table:table-cell office:value-type="float" office:value="1007.264214">
                <text:p>1007.264214</text:p>
              </table:table-cell>
              <table:table-cell office:value-type="float" office:value="984.755022">
                <text:p>984.755022</text:p>
              </table:table-cell>
              <table:table-cell office:value-type="float" office:value="979.711729">
                <text:p>979.711729</text:p>
              </table:table-cell>
              <table:table-cell office:value-type="float" office:value="995.478222">
                <text:p>995.478222</text:p>
              </table:table-cell>
              <table:table-cell office:value-type="float" office:value="1012.45731">
                <text:p>1012.45731</text:p>
              </table:table-cell>
              <table:table-cell office:value-type="float" office:value="972.380086">
                <text:p>972.380086</text:p>
              </table:table-cell>
              <table:table-cell office:value-type="float" office:value="1009.217608">
                <text:p>1009.217608</text:p>
              </table:table-cell>
              <table:table-cell office:value-type="float" office:value="990.875031">
                <text:p>990.875031</text:p>
              </table:table-cell>
              <table:table-cell office:value-type="float" office:value="967.868445">
                <text:p>967.868445</text:p>
              </table:table-cell>
              <table:table-cell office:value-type="float" office:value="980.914956">
                <text:p>980.914956</text:p>
              </table:table-cell>
              <table:table-cell office:value-type="float" office:value="976.70831">
                <text:p>976.70831</text:p>
              </table:table-cell>
              <table:table-cell office:value-type="float" office:value="983.086991">
                <text:p>983.086991</text:p>
              </table:table-cell>
              <table:table-cell office:value-type="float" office:value="971.813596">
                <text:p>971.813596</text:p>
              </table:table-cell>
              <table:table-cell office:value-type="float" office:value="960.375454">
                <text:p>960.375454</text:p>
              </table:table-cell>
              <table:table-cell office:value-type="float" office:value="986.057179">
                <text:p>986.057179</text:p>
              </table:table-cell>
              <table:table-cell office:value-type="float" office:value="967.360594">
                <text:p>967.360594</text:p>
              </table:table-cell>
              <table:table-cell office:value-type="float" office:value="978.47777">
                <text:p>978.47777</text:p>
              </table:table-cell>
              <table:table-cell office:value-type="float" office:value="960.993332">
                <text:p>960.993332</text:p>
              </table:table-cell>
              <table:table-cell office:value-type="float" office:value="967.264682">
                <text:p>967.264682</text:p>
              </table:table-cell>
              <table:table-cell office:value-type="float" office:value="949.367405">
                <text:p>949.367405</text:p>
              </table:table-cell>
              <table:table-cell office:value-type="float" office:value="966.726679">
                <text:p>966.726679</text:p>
              </table:table-cell>
              <table:table-cell office:value-type="float" office:value="959.237664">
                <text:p>959.237664</text:p>
              </table:table-cell>
              <table:table-cell office:value-type="float" office:value="971.814496">
                <text:p>971.814496</text:p>
              </table:table-cell>
              <table:table-cell office:value-type="float" office:value="936.998886">
                <text:p>936.998886</text:p>
              </table:table-cell>
              <table:table-cell office:value-type="float" office:value="972.965118">
                <text:p>972.965118</text:p>
              </table:table-cell>
              <table:table-cell office:value-type="float" office:value="955.056742">
                <text:p>955.056742</text:p>
              </table:table-cell>
              <table:table-cell office:value-type="float" office:value="944.313142">
                <text:p>944.313142</text:p>
              </table:table-cell>
              <table:table-cell office:value-type="float" office:value="941.144201">
                <text:p>941.144201</text:p>
              </table:table-cell>
              <table:table-cell office:value-type="float" office:value="963.16299">
                <text:p>963.16299</text:p>
              </table:table-cell>
              <table:table-cell office:value-type="float" office:value="941.693817">
                <text:p>941.693817</text:p>
              </table:table-cell>
              <table:table-cell office:value-type="float" office:value="966.129266">
                <text:p>966.129266</text:p>
              </table:table-cell>
              <table:table-cell office:value-type="float" office:value="991.424906">
                <text:p>991.424906</text:p>
              </table:table-cell>
              <table:table-cell office:value-type="float" office:value="975.911889">
                <text:p>975.911889</text:p>
              </table:table-cell>
              <table:table-cell office:value-type="float" office:value="971.455419">
                <text:p>971.455419</text:p>
              </table:table-cell>
              <table:table-cell office:value-type="float" office:value="970.99376">
                <text:p>970.99376</text:p>
              </table:table-cell>
              <table:table-cell office:value-type="float" office:value="959.460153">
                <text:p>959.460153</text:p>
              </table:table-cell>
              <table:table-cell office:value-type="float" office:value="963.295535">
                <text:p>963.295535</text:p>
              </table:table-cell>
              <table:table-cell office:value-type="float" office:value="967.517131">
                <text:p>967.517131</text:p>
              </table:table-cell>
              <table:table-cell office:value-type="float" office:value="973.408684">
                <text:p>973.408684</text:p>
              </table:table-cell>
              <table:table-cell office:value-type="float" office:value="959.994691">
                <text:p>959.994691</text:p>
              </table:table-cell>
              <table:table-cell office:value-type="float" office:value="968.560742">
                <text:p>968.560742</text:p>
              </table:table-cell>
              <table:table-cell office:value-type="float" office:value="962.796089">
                <text:p>962.796089</text:p>
              </table:table-cell>
              <table:table-cell office:value-type="float" office:value="971.339171">
                <text:p>971.339171</text:p>
              </table:table-cell>
              <table:table-cell office:value-type="float" office:value="960.658764">
                <text:p>960.658764</text:p>
              </table:table-cell>
              <table:table-cell office:value-type="float" office:value="976.825007">
                <text:p>976.825007</text:p>
              </table:table-cell>
              <table:table-cell office:value-type="float" office:value="946.551574">
                <text:p>946.551574</text:p>
              </table:table-cell>
              <table:table-cell office:value-type="float" office:value="1009.618641">
                <text:p>1009.618641</text:p>
              </table:table-cell>
              <table:table-cell office:value-type="float" office:value="995.045047">
                <text:p>995.045047</text:p>
              </table:table-cell>
              <table:table-cell office:value-type="float" office:value="984.370798">
                <text:p>984.370798</text:p>
              </table:table-cell>
              <table:table-cell office:value-type="float" office:value="1013.638149">
                <text:p>1013.638149</text:p>
              </table:table-cell>
              <table:table-cell office:value-type="float" office:value="1006.750717">
                <text:p>1006.750717</text:p>
              </table:table-cell>
              <table:table-cell office:value-type="float" office:value="990.161179">
                <text:p>990.161179</text:p>
              </table:table-cell>
              <table:table-cell office:value-type="float" office:value="995.239692">
                <text:p>995.239692</text:p>
              </table:table-cell>
              <table:table-cell office:value-type="float" office:value="989.515843">
                <text:p>989.515843</text:p>
              </table:table-cell>
              <table:table-cell office:value-type="float" office:value="993.589691">
                <text:p>993.589691</text:p>
              </table:table-cell>
              <table:table-cell office:value-type="float" office:value="977.829483">
                <text:p>977.829483</text:p>
              </table:table-cell>
              <table:table-cell office:value-type="float" office:value="974.262269">
                <text:p>974.262269</text:p>
              </table:table-cell>
              <table:table-cell office:value-type="float" office:value="975.517333">
                <text:p>975.517333</text:p>
              </table:table-cell>
              <table:table-cell office:value-type="float" office:value="1003.274987">
                <text:p>1003.274987</text:p>
              </table:table-cell>
              <table:table-cell office:value-type="float" office:value="993.642425">
                <text:p>993.642425</text:p>
              </table:table-cell>
              <table:table-cell office:value-type="float" office:value="988.242749">
                <text:p>988.242749</text:p>
              </table:table-cell>
              <table:table-cell office:value-type="float" office:value="1012.830757">
                <text:p>1012.830757</text:p>
              </table:table-cell>
              <table:table-cell office:value-type="float" office:value="1004.148074">
                <text:p>1004.148074</text:p>
              </table:table-cell>
              <table:table-cell office:value-type="float" office:value="1013.500151">
                <text:p>1013.500151</text:p>
              </table:table-cell>
              <table:table-cell office:value-type="float" office:value="972.206804">
                <text:p>972.206804</text:p>
              </table:table-cell>
              <table:table-cell office:value-type="float" office:value="988.008326">
                <text:p>988.008326</text:p>
              </table:table-cell>
              <table:table-cell office:value-type="float" office:value="1001.751241">
                <text:p>1001.751241</text:p>
              </table:table-cell>
              <table:table-cell office:value-type="float" office:value="1002.860482">
                <text:p>1002.860482</text:p>
              </table:table-cell>
              <table:table-cell office:value-type="float" office:value="986.92603">
                <text:p>986.92603</text:p>
              </table:table-cell>
              <table:table-cell office:value-type="float" office:value="1022.268995">
                <text:p>1022.268995</text:p>
              </table:table-cell>
              <table:table-cell office:value-type="float" office:value="1003.527181">
                <text:p>1003.527181</text:p>
              </table:table-cell>
              <table:table-cell office:value-type="float" office:value="994.060267">
                <text:p>994.060267</text:p>
              </table:table-cell>
              <table:table-cell office:value-type="float" office:value="1002.006451">
                <text:p>1002.006451</text:p>
              </table:table-cell>
              <table:table-cell office:value-type="float" office:value="1015.385927">
                <text:p>1015.385927</text:p>
              </table:table-cell>
              <table:table-cell office:value-type="float" office:value="1033.551564">
                <text:p>1033.551564</text:p>
              </table:table-cell>
              <table:table-cell office:value-type="float" office:value="1016.254521">
                <text:p>1016.254521</text:p>
              </table:table-cell>
              <table:table-cell office:value-type="float" office:value="993.173131">
                <text:p>993.173131</text:p>
              </table:table-cell>
              <table:table-cell office:value-type="float" office:value="1000.532808">
                <text:p>1000.532808</text:p>
              </table:table-cell>
              <table:table-cell office:value-type="float" office:value="1014.633066">
                <text:p>1014.633066</text:p>
              </table:table-cell>
              <table:table-cell office:value-type="float" office:value="1006.187949">
                <text:p>1006.187949</text:p>
              </table:table-cell>
              <table:table-cell office:value-type="float" office:value="1010.825077">
                <text:p>1010.825077</text:p>
              </table:table-cell>
              <table:table-cell office:value-type="float" office:value="999.073281">
                <text:p>999.073281</text:p>
              </table:table-cell>
              <table:table-cell office:value-type="float" office:value="1044.467934">
                <text:p>1044.467934</text:p>
              </table:table-cell>
              <table:table-cell office:value-type="float" office:value="1021.232442">
                <text:p>1021.232442</text:p>
              </table:table-cell>
              <table:table-cell office:value-type="float" office:value="1026.1498">
                <text:p>1026.1498</text:p>
              </table:table-cell>
              <table:table-cell office:value-type="float" office:value="1027.715889">
                <text:p>1027.715889</text:p>
              </table:table-cell>
              <table:table-cell office:value-type="float" office:value="1014.596948">
                <text:p>1014.596948</text:p>
              </table:table-cell>
              <table:table-cell office:value-type="float" office:value="1084.495054">
                <text:p>1084.495054</text:p>
              </table:table-cell>
              <table:table-cell office:value-type="float" office:value="999.871819">
                <text:p>999.871819</text:p>
              </table:table-cell>
              <table:table-cell office:value-type="float" office:value="1071.834757">
                <text:p>1071.834757</text:p>
              </table:table-cell>
              <table:table-cell office:value-type="float" office:value="1010.486916">
                <text:p>1010.486916</text:p>
              </table:table-cell>
              <table:table-cell office:value-type="float" office:value="1014.625175">
                <text:p>1014.625175</text:p>
              </table:table-cell>
              <table:table-cell office:value-type="float" office:value="1030.018415">
                <text:p>1030.018415</text:p>
              </table:table-cell>
              <table:table-cell office:value-type="float" office:value="1035.021419">
                <text:p>1035.021419</text:p>
              </table:table-cell>
              <table:table-cell office:value-type="float" office:value="1018.909516">
                <text:p>1018.909516</text:p>
              </table:table-cell>
              <table:table-cell office:value-type="float" office:value="1033.341456">
                <text:p>1033.341456</text:p>
              </table:table-cell>
              <table:table-cell office:value-type="float" office:value="1027.936006">
                <text:p>1027.936006</text:p>
              </table:table-cell>
              <table:table-cell office:value-type="float" office:value="1053.424045">
                <text:p>1053.424045</text:p>
              </table:table-cell>
              <table:table-cell office:value-type="float" office:value="1038.159374">
                <text:p>1038.159374</text:p>
              </table:table-cell>
              <table:table-cell office:value-type="float" office:value="1046.25863">
                <text:p>1046.25863</text:p>
              </table:table-cell>
              <table:table-cell office:value-type="float" office:value="1042.971387">
                <text:p>1042.971387</text:p>
              </table:table-cell>
              <table:table-cell office:value-type="float" office:value="1040.753868">
                <text:p>1040.753868</text:p>
              </table:table-cell>
              <table:table-cell office:value-type="float" office:value="1148.68323">
                <text:p>1148.68323</text:p>
              </table:table-cell>
              <table:table-cell office:value-type="float" office:value="1041.956198">
                <text:p>1041.956198</text:p>
              </table:table-cell>
              <table:table-cell office:value-type="float" office:value="1058.293031">
                <text:p>1058.293031</text:p>
              </table:table-cell>
              <table:table-cell office:value-type="float" office:value="1036.069202">
                <text:p>1036.069202</text:p>
              </table:table-cell>
              <table:table-cell office:value-type="float" office:value="1029.912432">
                <text:p>1029.912432</text:p>
              </table:table-cell>
              <table:table-cell office:value-type="float" office:value="1064.147695">
                <text:p>1064.147695</text:p>
              </table:table-cell>
              <table:table-cell office:value-type="float" office:value="1066.107246">
                <text:p>1066.107246</text:p>
              </table:table-cell>
              <table:table-cell office:value-type="float" office:value="1059.713746">
                <text:p>1059.713746</text:p>
              </table:table-cell>
              <table:table-cell office:value-type="float" office:value="1060.179061">
                <text:p>1060.179061</text:p>
              </table:table-cell>
              <table:table-cell office:value-type="float" office:value="1053.938891">
                <text:p>1053.938891</text:p>
              </table:table-cell>
              <table:table-cell office:value-type="float" office:value="1073.559885">
                <text:p>1073.559885</text:p>
              </table:table-cell>
              <table:table-cell office:value-type="float" office:value="1078.74137">
                <text:p>1078.74137</text:p>
              </table:table-cell>
              <table:table-cell office:value-type="float" office:value="1068.103946">
                <text:p>1068.103946</text:p>
              </table:table-cell>
              <table:table-cell office:value-type="float" office:value="1093.784644">
                <text:p>1093.784644</text:p>
              </table:table-cell>
              <table:table-cell office:value-type="float" office:value="1076.332284">
                <text:p>1076.332284</text:p>
              </table:table-cell>
              <table:table-cell office:value-type="float" office:value="1101.437509">
                <text:p>1101.437509</text:p>
              </table:table-cell>
              <table:table-cell office:value-type="float" office:value="1092.471582">
                <text:p>1092.471582</text:p>
              </table:table-cell>
              <table:table-cell office:value-type="float" office:value="1077.708409">
                <text:p>1077.708409</text:p>
              </table:table-cell>
              <table:table-cell office:value-type="float" office:value="1079.436297">
                <text:p>1079.436297</text:p>
              </table:table-cell>
              <table:table-cell office:value-type="float" office:value="1088.823341">
                <text:p>1088.823341</text:p>
              </table:table-cell>
              <table:table-cell office:value-type="float" office:value="1079.864341">
                <text:p>1079.864341</text:p>
              </table:table-cell>
              <table:table-cell office:value-type="float" office:value="1083.300358">
                <text:p>1083.300358</text:p>
              </table:table-cell>
              <table:table-cell office:value-type="float" office:value="1073.562708">
                <text:p>1073.562708</text:p>
              </table:table-cell>
              <table:table-cell office:value-type="float" office:value="1088.546704">
                <text:p>1088.546704</text:p>
              </table:table-cell>
              <table:table-cell office:value-type="float" office:value="1124.899983">
                <text:p>1124.899983</text:p>
              </table:table-cell>
              <table:table-cell office:value-type="float" office:value="1095.223772">
                <text:p>1095.223772</text:p>
              </table:table-cell>
              <table:table-cell office:value-type="float" office:value="1104.281504">
                <text:p>1104.281504</text:p>
              </table:table-cell>
              <table:table-cell office:value-type="float" office:value="1078.191626">
                <text:p>1078.191626</text:p>
              </table:table-cell>
              <table:table-cell office:value-type="float" office:value="1143.26835">
                <text:p>1143.26835</text:p>
              </table:table-cell>
              <table:table-cell office:value-type="float" office:value="1080.817749">
                <text:p>1080.817749</text:p>
              </table:table-cell>
              <table:table-cell office:value-type="float" office:value="1108.717444">
                <text:p>1108.717444</text:p>
              </table:table-cell>
              <table:table-cell office:value-type="float" office:value="1108.905803">
                <text:p>1108.905803</text:p>
              </table:table-cell>
              <table:table-cell office:value-type="float" office:value="1107.563678">
                <text:p>1107.563678</text:p>
              </table:table-cell>
              <table:table-cell office:value-type="float" office:value="1124.16297">
                <text:p>1124.16297</text:p>
              </table:table-cell>
              <table:table-cell office:value-type="float" office:value="1094.779817">
                <text:p>1094.779817</text:p>
              </table:table-cell>
              <table:table-cell office:value-type="float" office:value="1098.638873">
                <text:p>1098.638873</text:p>
              </table:table-cell>
              <table:table-cell office:value-type="float" office:value="1134.813031">
                <text:p>1134.813031</text:p>
              </table:table-cell>
              <table:table-cell office:value-type="float" office:value="1151.155895">
                <text:p>1151.155895</text:p>
              </table:table-cell>
              <table:table-cell office:value-type="float" office:value="1103.507025">
                <text:p>1103.507025</text:p>
              </table:table-cell>
              <table:table-cell office:value-type="float" office:value="1128.409201">
                <text:p>1128.409201</text:p>
              </table:table-cell>
              <table:table-cell office:value-type="float" office:value="1151.812393">
                <text:p>1151.812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